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3" style:family="paragraph" style:parent-style-name="Standard">
      <style:text-properties style:text-position="0% 100%" fo:language="ru" fo:country="RU" officeooo:rsid="1327ae62" officeooo:paragraph-rsid="24df0cfd"/>
    </style:style>
    <style:style style:name="P4"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30"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31"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32"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33"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34"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35"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36"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37"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38"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39"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40"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41"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42"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43"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44"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45"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46"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47"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48"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49"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50"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51"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52"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53"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54"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55"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56"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57"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58"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59"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60"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61"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62"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63"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64"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65"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66"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67"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68"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69"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70"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71"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72"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73"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74"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75"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76"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77"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78"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79"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80"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81"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82"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83"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84"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85"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86"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87"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88"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89"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90"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91"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92"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93"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94"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95"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96"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97"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98"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99"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100"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101"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102"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103"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104"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105"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106"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107"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108"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109"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110"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111"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112"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113"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114"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115"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116"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117"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118"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119"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120"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121"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122"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123"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124"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125"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126"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127"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128"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129"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130"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131"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132"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133"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134"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135"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136"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137"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138"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139"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140"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141"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142"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143"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144"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145"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146"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147"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148"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149"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150"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151"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152"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153"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154"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155"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156"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157"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158"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159"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160"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161"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162"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163"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164"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165"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166"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167"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168"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169"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170"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172"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173"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174"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175"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176"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177"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178"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179"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180"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181"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182"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183"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184"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185"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186"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187"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188"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189"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190"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191"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192"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193"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194"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195"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196"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197"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198"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199"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200"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201"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202"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20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20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20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20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20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20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20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21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21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21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21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21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21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21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21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218"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21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22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22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22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22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22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22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22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22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22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22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23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23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23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23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23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23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23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23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23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23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24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24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24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24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24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24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24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24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24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24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25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25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2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2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25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25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25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25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2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2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2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2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26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26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26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26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26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2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2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26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2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2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2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2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27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275"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276"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27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27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27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28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28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28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283"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T1" style:family="text">
      <style:text-properties fo:font-variant="normal" fo:text-transform="none" fo:font-style="italic" style:font-style-asian="italic" style:font-style-complex="italic"/>
    </style:style>
    <style:style style:name="T2" style:family="text">
      <style:text-properties fo:font-variant="normal" fo:text-transform="none" fo:color="#000000" style:font-name="FreeSerif" fo:font-size="12pt" officeooo:rsid="3ec37b17" fo:background-color="#ffffff" loext:char-shading-value="0" style:font-size-asian="12pt" style:font-size-complex="12pt"/>
    </style:style>
    <style:style style:name="T3"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36ba6b2c" style:font-style-asian="italic" style:font-style-complex="italic"/>
    </style:style>
    <style:style style:name="T7" style:family="text">
      <style:text-properties fo:font-style="italic" officeooo:rsid="36bc3491" style:font-style-asian="italic" style:font-style-complex="italic"/>
    </style:style>
    <style:style style:name="T8" style:family="text">
      <style:text-properties fo:font-style="italic" officeooo:rsid="36be5211" style:font-style-asian="italic" style:font-style-complex="italic"/>
    </style:style>
    <style:style style:name="T9" style:family="text">
      <style:text-properties fo:font-style="italic" officeooo:rsid="36c209a3" style:font-style-asian="italic" style:font-style-complex="italic"/>
    </style:style>
    <style:style style:name="T10" style:family="text">
      <style:text-properties fo:font-style="italic" officeooo:rsid="36c53c1f" style:font-style-asian="italic" style:font-style-complex="italic"/>
    </style:style>
    <style:style style:name="T11" style:family="text">
      <style:text-properties fo:font-style="italic" officeooo:rsid="36c8b091" style:font-style-asian="italic" style:font-style-complex="italic"/>
    </style:style>
    <style:style style:name="T12" style:family="text">
      <style:text-properties fo:font-style="italic" officeooo:rsid="36cb5def" style:font-style-asian="italic" style:font-style-complex="italic"/>
    </style:style>
    <style:style style:name="T13" style:family="text">
      <style:text-properties fo:font-style="italic" officeooo:rsid="36df6a54" style:font-style-asian="italic" style:font-style-complex="italic"/>
    </style:style>
    <style:style style:name="T14" style:family="text">
      <style:text-properties fo:font-style="italic" officeooo:rsid="36e11dae" style:font-style-asian="italic" style:font-style-complex="italic"/>
    </style:style>
    <style:style style:name="T15" style:family="text">
      <style:text-properties fo:font-style="italic" officeooo:rsid="36efa288" style:font-style-asian="italic" style:font-style-complex="italic"/>
    </style:style>
    <style:style style:name="T16" style:family="text">
      <style:text-properties fo:font-style="italic" officeooo:rsid="3744ba90" style:font-style-asian="italic" style:font-style-complex="italic"/>
    </style:style>
    <style:style style:name="T17" style:family="text">
      <style:text-properties fo:font-style="italic" officeooo:rsid="3757d87d" style:font-style-asian="italic" style:font-style-complex="italic"/>
    </style:style>
    <style:style style:name="T18" style:family="text">
      <style:text-properties fo:font-style="italic" officeooo:rsid="3776c908" style:font-style-asian="italic" style:font-style-complex="italic"/>
    </style:style>
    <style:style style:name="T19" style:family="text">
      <style:text-properties fo:font-style="italic" officeooo:rsid="3777b8d9" style:font-style-asian="italic" style:font-style-complex="italic"/>
    </style:style>
    <style:style style:name="T20" style:family="text">
      <style:text-properties fo:font-style="italic" officeooo:rsid="37e665db" style:font-style-asian="italic" style:font-style-complex="italic"/>
    </style:style>
    <style:style style:name="T21" style:family="text">
      <style:text-properties fo:font-style="italic" officeooo:rsid="3823c3ce" style:font-style-asian="italic" style:font-style-complex="italic"/>
    </style:style>
    <style:style style:name="T22" style:family="text">
      <style:text-properties fo:font-style="italic" officeooo:rsid="3839311e" style:font-style-asian="italic" style:font-style-complex="italic"/>
    </style:style>
    <style:style style:name="T23" style:family="text">
      <style:text-properties fo:font-style="italic" officeooo:rsid="386071e4" style:font-style-asian="italic" style:font-style-complex="italic"/>
    </style:style>
    <style:style style:name="T24" style:family="text">
      <style:text-properties fo:font-style="italic" officeooo:rsid="38851be1" style:font-style-asian="italic" style:font-style-complex="italic"/>
    </style:style>
    <style:style style:name="T25" style:family="text">
      <style:text-properties fo:font-style="italic" officeooo:rsid="39b6acf9" style:font-style-asian="italic" style:font-style-complex="italic"/>
    </style:style>
    <style:style style:name="T26" style:family="text">
      <style:text-properties fo:font-style="italic" officeooo:rsid="3a036fa3" style:font-style-asian="italic" style:font-style-complex="italic"/>
    </style:style>
    <style:style style:name="T27" style:family="text">
      <style:text-properties fo:font-style="italic" officeooo:rsid="3a232a0f" style:font-style-asian="italic" style:font-style-complex="italic"/>
    </style:style>
    <style:style style:name="T28" style:family="text">
      <style:text-properties fo:font-style="italic" officeooo:rsid="3a279f3c" style:font-style-asian="italic" style:font-style-complex="italic"/>
    </style:style>
    <style:style style:name="T29" style:family="text">
      <style:text-properties fo:font-style="italic" officeooo:rsid="3a445edc" style:font-style-asian="italic" style:font-style-complex="italic"/>
    </style:style>
    <style:style style:name="T30" style:family="text">
      <style:text-properties fo:font-style="italic" officeooo:rsid="3a628a69" style:font-style-asian="italic" style:font-style-complex="italic"/>
    </style:style>
    <style:style style:name="T31" style:family="text">
      <style:text-properties fo:font-style="italic" officeooo:rsid="3a628f74" style:font-style-asian="italic" style:font-style-complex="italic"/>
    </style:style>
    <style:style style:name="T32" style:family="text">
      <style:text-properties fo:font-style="italic" officeooo:rsid="3a693caf" style:font-style-asian="italic" style:font-style-complex="italic"/>
    </style:style>
    <style:style style:name="T33" style:family="text">
      <style:text-properties fo:font-style="italic" officeooo:rsid="3a76b26c" style:font-style-asian="italic" style:font-style-complex="italic"/>
    </style:style>
    <style:style style:name="T34" style:family="text">
      <style:text-properties fo:font-style="italic" officeooo:rsid="3a7951e8" style:font-style-asian="italic" style:font-style-complex="italic"/>
    </style:style>
    <style:style style:name="T35" style:family="text">
      <style:text-properties fo:font-style="italic" officeooo:rsid="3a806374" style:font-style-asian="italic" style:font-style-complex="italic"/>
    </style:style>
    <style:style style:name="T36" style:family="text">
      <style:text-properties fo:font-style="italic" officeooo:rsid="3a98ddbe" style:font-style-asian="italic" style:font-style-complex="italic"/>
    </style:style>
    <style:style style:name="T37" style:family="text">
      <style:text-properties fo:font-style="italic" officeooo:rsid="3aaa0d28" style:font-style-asian="italic" style:font-style-complex="italic"/>
    </style:style>
    <style:style style:name="T38" style:family="text">
      <style:text-properties fo:font-style="italic" officeooo:rsid="3ab6944c" style:font-style-asian="italic" style:font-style-complex="italic"/>
    </style:style>
    <style:style style:name="T39" style:family="text">
      <style:text-properties fo:font-style="italic" officeooo:rsid="3acd6c5c" style:font-style-asian="italic" style:font-style-complex="italic"/>
    </style:style>
    <style:style style:name="T40" style:family="text">
      <style:text-properties fo:font-style="italic" officeooo:rsid="3aff4084" style:font-style-asian="italic" style:font-style-complex="italic"/>
    </style:style>
    <style:style style:name="T41" style:family="text">
      <style:text-properties fo:font-style="italic" officeooo:rsid="3b65820d" style:font-style-asian="italic" style:font-style-complex="italic"/>
    </style:style>
    <style:style style:name="T42" style:family="text">
      <style:text-properties fo:font-style="italic" officeooo:rsid="3b7fa2f7" style:font-style-asian="italic" style:font-style-complex="italic"/>
    </style:style>
    <style:style style:name="T43" style:family="text">
      <style:text-properties fo:font-style="italic" officeooo:rsid="3b93ed9f" style:font-style-asian="italic" style:font-style-complex="italic"/>
    </style:style>
    <style:style style:name="T44" style:family="text">
      <style:text-properties fo:font-style="italic" officeooo:rsid="3bac74bd" style:font-style-asian="italic" style:font-style-complex="italic"/>
    </style:style>
    <style:style style:name="T45" style:family="text">
      <style:text-properties fo:font-style="italic" officeooo:rsid="3bacfbaa" style:font-style-asian="italic" style:font-style-complex="italic"/>
    </style:style>
    <style:style style:name="T46" style:family="text">
      <style:text-properties fo:font-style="italic" officeooo:rsid="3bb09dbb" style:font-style-asian="italic" style:font-style-complex="italic"/>
    </style:style>
    <style:style style:name="T47" style:family="text">
      <style:text-properties fo:font-style="italic" officeooo:rsid="3c0b2cc2" style:font-style-asian="italic" style:font-style-complex="italic"/>
    </style:style>
    <style:style style:name="T48" style:family="text">
      <style:text-properties fo:font-style="italic" officeooo:rsid="3c19b556" style:font-style-asian="italic" style:font-style-complex="italic"/>
    </style:style>
    <style:style style:name="T49" style:family="text">
      <style:text-properties fo:font-style="italic" officeooo:rsid="3c4ed2bc" style:font-style-asian="italic" style:font-style-complex="italic"/>
    </style:style>
    <style:style style:name="T50" style:family="text">
      <style:text-properties fo:font-style="italic" officeooo:rsid="3c5968eb" style:font-style-asian="italic" style:font-style-complex="italic"/>
    </style:style>
    <style:style style:name="T51" style:family="text">
      <style:text-properties fo:font-style="italic" officeooo:rsid="3c715a22" style:font-style-asian="italic" style:font-style-complex="italic"/>
    </style:style>
    <style:style style:name="T52" style:family="text">
      <style:text-properties fo:font-style="italic" officeooo:rsid="3c85b222" style:font-style-asian="italic" style:font-style-complex="italic"/>
    </style:style>
    <style:style style:name="T53" style:family="text">
      <style:text-properties fo:font-style="italic" officeooo:rsid="3cd6a508" style:font-style-asian="italic" style:font-style-complex="italic"/>
    </style:style>
    <style:style style:name="T54" style:family="text">
      <style:text-properties fo:font-style="italic" officeooo:rsid="3cdefbbf" style:font-style-asian="italic" style:font-style-complex="italic"/>
    </style:style>
    <style:style style:name="T55" style:family="text">
      <style:text-properties fo:font-style="italic" officeooo:rsid="3cece4c8" style:font-style-asian="italic" style:font-style-complex="italic"/>
    </style:style>
    <style:style style:name="T56" style:family="text">
      <style:text-properties fo:font-style="italic" officeooo:rsid="3d3e5352" style:font-style-asian="italic" style:font-style-complex="italic"/>
    </style:style>
    <style:style style:name="T57" style:family="text">
      <style:text-properties fo:font-style="italic" officeooo:rsid="3d5c78bc" style:font-style-asian="italic" style:font-style-complex="italic"/>
    </style:style>
    <style:style style:name="T58" style:family="text">
      <style:text-properties fo:font-style="italic" officeooo:rsid="3dde4bb0" style:font-style-asian="italic" style:font-style-complex="italic"/>
    </style:style>
    <style:style style:name="T59" style:family="text">
      <style:text-properties fo:font-style="italic" officeooo:rsid="3e04665c" style:font-style-asian="italic" style:font-style-complex="italic"/>
    </style:style>
    <style:style style:name="T60" style:family="text">
      <style:text-properties fo:font-style="italic" officeooo:rsid="3e16a25b" style:font-style-asian="italic" style:font-style-complex="italic"/>
    </style:style>
    <style:style style:name="T61" style:family="text">
      <style:text-properties fo:font-style="italic" officeooo:rsid="3e18fb26" style:font-style-asian="italic" style:font-style-complex="italic"/>
    </style:style>
    <style:style style:name="T62" style:family="text">
      <style:text-properties fo:font-style="italic" officeooo:rsid="3e4c6b68" style:font-style-asian="italic" style:font-style-complex="italic"/>
    </style:style>
    <style:style style:name="T63" style:family="text">
      <style:text-properties fo:font-style="italic" officeooo:rsid="3e634d91" style:font-style-asian="italic" style:font-style-complex="italic"/>
    </style:style>
    <style:style style:name="T64" style:family="text">
      <style:text-properties fo:font-style="italic" officeooo:rsid="3eb71f73" style:font-style-asian="italic" style:font-style-complex="italic"/>
    </style:style>
    <style:style style:name="T65" style:family="text">
      <style:text-properties fo:font-style="italic" officeooo:rsid="3ed2e971" style:font-style-asian="italic" style:font-style-complex="italic"/>
    </style:style>
    <style:style style:name="T66" style:family="text">
      <style:text-properties fo:font-style="italic" officeooo:rsid="3ed38965" style:font-style-asian="italic" style:font-style-complex="italic"/>
    </style:style>
    <style:style style:name="T67" style:family="text">
      <style:text-properties fo:font-style="italic" officeooo:rsid="3ee643e5" style:font-style-asian="italic" style:font-style-complex="italic"/>
    </style:style>
    <style:style style:name="T68" style:family="text">
      <style:text-properties fo:font-style="italic" officeooo:rsid="3f062ac2" style:font-style-asian="italic" style:font-style-complex="italic"/>
    </style:style>
    <style:style style:name="T69" style:family="text">
      <style:text-properties fo:font-style="italic" officeooo:rsid="3f1792c6" style:font-style-asian="italic" style:font-style-complex="italic"/>
    </style:style>
    <style:style style:name="T70" style:family="text">
      <style:text-properties fo:font-style="italic" officeooo:rsid="3f36441a" style:font-style-asian="italic" style:font-style-complex="italic"/>
    </style:style>
    <style:style style:name="T71" style:family="text">
      <style:text-properties fo:font-style="italic" officeooo:rsid="3f5e0d4b" style:font-style-asian="italic" style:font-style-complex="italic"/>
    </style:style>
    <style:style style:name="T72" style:family="text">
      <style:text-properties fo:font-style="italic" officeooo:rsid="3f6f05bb" style:font-style-asian="italic" style:font-style-complex="italic"/>
    </style:style>
    <style:style style:name="T73" style:family="text">
      <style:text-properties fo:font-style="italic" officeooo:rsid="3f73a9d8" style:font-style-asian="italic" style:font-style-complex="italic"/>
    </style:style>
    <style:style style:name="T74" style:family="text">
      <style:text-properties fo:font-style="italic" officeooo:rsid="3fa38191" style:font-style-asian="italic" style:font-style-complex="italic"/>
    </style:style>
    <style:style style:name="T75" style:family="text">
      <style:text-properties fo:font-style="italic" style:text-underline-style="none" officeooo:rsid="3c9dc42e" style:font-style-asian="italic" style:font-style-complex="italic"/>
    </style:style>
    <style:style style:name="T76" style:family="text">
      <style:text-properties fo:font-style="normal" style:font-style-asian="normal" style:font-style-complex="normal"/>
    </style:style>
    <style:style style:name="T77" style:family="text">
      <style:text-properties fo:font-variant="small-caps"/>
    </style:style>
    <style:style style:name="T78" style:family="text">
      <style:text-properties fo:font-variant="small-caps" fo:font-style="italic" style:font-style-asian="italic" style:font-style-complex="italic"/>
    </style:style>
    <style:style style:name="T79" style:family="text">
      <style:text-properties style:text-underline-style="none"/>
    </style:style>
    <style:style style:name="T80" style:family="text">
      <style:text-properties style:text-underline-style="none" officeooo:rsid="3c9d003b"/>
    </style:style>
    <style:style style:name="T81" style:family="text">
      <style:text-properties style:text-underline-style="none" officeooo:rsid="3c9dc42e"/>
    </style:style>
    <style:style style:name="T82" style:family="text">
      <style:text-properties style:text-underline-style="none" officeooo:rsid="3c9e0e3f"/>
    </style:style>
    <style:style style:name="T83" style:family="text">
      <style:text-properties style:text-underline-style="none" officeooo:rsid="3c9f62c3"/>
    </style:style>
    <style:style style:name="T84" style:family="text">
      <style:text-properties officeooo:rsid="0019f43d"/>
    </style:style>
    <style:style style:name="T85" style:family="text">
      <style:text-properties style:font-name="Liberation Serif1" officeooo:rsid="376fc7ea"/>
    </style:style>
    <style:style style:name="T86" style:family="text">
      <style:text-properties officeooo:rsid="1327ae62"/>
    </style:style>
    <style:style style:name="T87" style:family="text">
      <style:text-properties style:text-line-through-style="none" style:text-line-through-type="none"/>
    </style:style>
    <style:style style:name="T88" style:family="text">
      <style:text-properties style:text-line-through-style="none" style:text-line-through-type="none" fo:font-style="italic" officeooo:rsid="39606191" style:font-style-asian="italic" style:font-style-complex="italic"/>
    </style:style>
    <style:style style:name="T89" style:family="text">
      <style:text-properties style:text-line-through-style="none" style:text-line-through-type="none" fo:font-style="italic" officeooo:rsid="396b29f0" style:font-style-asian="italic" style:font-style-complex="italic"/>
    </style:style>
    <style:style style:name="T90" style:family="text">
      <style:text-properties style:text-line-through-style="none" style:text-line-through-type="none" officeooo:rsid="0019f43d"/>
    </style:style>
    <style:style style:name="T91" style:family="text">
      <style:text-properties style:text-line-through-style="none" style:text-line-through-type="none" officeooo:rsid="38da85c3"/>
    </style:style>
    <style:style style:name="T92" style:family="text">
      <style:text-properties style:text-line-through-style="none" style:text-line-through-type="none" officeooo:rsid="39058dbf"/>
    </style:style>
    <style:style style:name="T93" style:family="text">
      <style:text-properties style:text-line-through-style="none" style:text-line-through-type="none" officeooo:rsid="3905e592"/>
    </style:style>
    <style:style style:name="T94" style:family="text">
      <style:text-properties style:text-line-through-style="none" style:text-line-through-type="none" officeooo:rsid="39066ea9"/>
    </style:style>
    <style:style style:name="T95" style:family="text">
      <style:text-properties style:text-line-through-style="none" style:text-line-through-type="none" officeooo:rsid="390846bc"/>
    </style:style>
    <style:style style:name="T96" style:family="text">
      <style:text-properties style:text-line-through-style="none" style:text-line-through-type="none" officeooo:rsid="39094a47"/>
    </style:style>
    <style:style style:name="T97" style:family="text">
      <style:text-properties style:text-line-through-style="none" style:text-line-through-type="none" officeooo:rsid="390a6e25"/>
    </style:style>
    <style:style style:name="T98" style:family="text">
      <style:text-properties style:text-line-through-style="none" style:text-line-through-type="none" officeooo:rsid="390b6067"/>
    </style:style>
    <style:style style:name="T99" style:family="text">
      <style:text-properties style:text-line-through-style="none" style:text-line-through-type="none" officeooo:rsid="390cbc71"/>
    </style:style>
    <style:style style:name="T100" style:family="text">
      <style:text-properties style:text-line-through-style="none" style:text-line-through-type="none" officeooo:rsid="390d0a1e"/>
    </style:style>
    <style:style style:name="T101" style:family="text">
      <style:text-properties style:text-line-through-style="none" style:text-line-through-type="none" officeooo:rsid="390e2117"/>
    </style:style>
    <style:style style:name="T102" style:family="text">
      <style:text-properties style:text-line-through-style="none" style:text-line-through-type="none" officeooo:rsid="390ea981"/>
    </style:style>
    <style:style style:name="T103" style:family="text">
      <style:text-properties style:text-line-through-style="none" style:text-line-through-type="none" officeooo:rsid="39106634"/>
    </style:style>
    <style:style style:name="T104" style:family="text">
      <style:text-properties style:text-line-through-style="none" style:text-line-through-type="none" officeooo:rsid="39121339"/>
    </style:style>
    <style:style style:name="T105" style:family="text">
      <style:text-properties style:text-line-through-style="none" style:text-line-through-type="none" officeooo:rsid="39133677"/>
    </style:style>
    <style:style style:name="T106" style:family="text">
      <style:text-properties style:text-line-through-style="none" style:text-line-through-type="none" officeooo:rsid="39150a27"/>
    </style:style>
    <style:style style:name="T107" style:family="text">
      <style:text-properties style:text-line-through-style="none" style:text-line-through-type="none" officeooo:rsid="39162cea"/>
    </style:style>
    <style:style style:name="T108" style:family="text">
      <style:text-properties style:text-line-through-style="none" style:text-line-through-type="none" officeooo:rsid="3917549c"/>
    </style:style>
    <style:style style:name="T109" style:family="text">
      <style:text-properties style:text-line-through-style="none" style:text-line-through-type="none" officeooo:rsid="39191e27"/>
    </style:style>
    <style:style style:name="T110" style:family="text">
      <style:text-properties style:text-line-through-style="none" style:text-line-through-type="none" officeooo:rsid="391abd49"/>
    </style:style>
    <style:style style:name="T111" style:family="text">
      <style:text-properties style:text-line-through-style="none" style:text-line-through-type="none" officeooo:rsid="391ba60f"/>
    </style:style>
    <style:style style:name="T112" style:family="text">
      <style:text-properties style:text-line-through-style="none" style:text-line-through-type="none" officeooo:rsid="391d0300"/>
    </style:style>
    <style:style style:name="T113" style:family="text">
      <style:text-properties style:text-line-through-style="none" style:text-line-through-type="none" officeooo:rsid="391e3cd1"/>
    </style:style>
    <style:style style:name="T114" style:family="text">
      <style:text-properties style:text-line-through-style="none" style:text-line-through-type="none" officeooo:rsid="391f515f"/>
    </style:style>
    <style:style style:name="T115" style:family="text">
      <style:text-properties style:text-line-through-style="none" style:text-line-through-type="none" officeooo:rsid="391f8b34"/>
    </style:style>
    <style:style style:name="T116" style:family="text">
      <style:text-properties style:text-line-through-style="none" style:text-line-through-type="none" officeooo:rsid="3920f449"/>
    </style:style>
    <style:style style:name="T117" style:family="text">
      <style:text-properties style:text-line-through-style="none" style:text-line-through-type="none" officeooo:rsid="3921257f"/>
    </style:style>
    <style:style style:name="T118" style:family="text">
      <style:text-properties style:text-line-through-style="none" style:text-line-through-type="none" officeooo:rsid="3922b787"/>
    </style:style>
    <style:style style:name="T119" style:family="text">
      <style:text-properties style:text-line-through-style="none" style:text-line-through-type="none" officeooo:rsid="392327f7"/>
    </style:style>
    <style:style style:name="T120" style:family="text">
      <style:text-properties style:text-line-through-style="none" style:text-line-through-type="none" officeooo:rsid="392523fb"/>
    </style:style>
    <style:style style:name="T121" style:family="text">
      <style:text-properties style:text-line-through-style="none" style:text-line-through-type="none" officeooo:rsid="39254f6c"/>
    </style:style>
    <style:style style:name="T122" style:family="text">
      <style:text-properties style:text-line-through-style="none" style:text-line-through-type="none" officeooo:rsid="39260585"/>
    </style:style>
    <style:style style:name="T123" style:family="text">
      <style:text-properties style:text-line-through-style="none" style:text-line-through-type="none" officeooo:rsid="3926b18a"/>
    </style:style>
    <style:style style:name="T124" style:family="text">
      <style:text-properties style:text-line-through-style="none" style:text-line-through-type="none" officeooo:rsid="39289813"/>
    </style:style>
    <style:style style:name="T125" style:family="text">
      <style:text-properties style:text-line-through-style="none" style:text-line-through-type="none" officeooo:rsid="39299575"/>
    </style:style>
    <style:style style:name="T126" style:family="text">
      <style:text-properties style:text-line-through-style="none" style:text-line-through-type="none" officeooo:rsid="3929eed7"/>
    </style:style>
    <style:style style:name="T127" style:family="text">
      <style:text-properties style:text-line-through-style="none" style:text-line-through-type="none" officeooo:rsid="392ae17c"/>
    </style:style>
    <style:style style:name="T128" style:family="text">
      <style:text-properties style:text-line-through-style="none" style:text-line-through-type="none" officeooo:rsid="392be7a1"/>
    </style:style>
    <style:style style:name="T129" style:family="text">
      <style:text-properties style:text-line-through-style="none" style:text-line-through-type="none" officeooo:rsid="392ddc21"/>
    </style:style>
    <style:style style:name="T130" style:family="text">
      <style:text-properties style:text-line-through-style="none" style:text-line-through-type="none" officeooo:rsid="392de8b5"/>
    </style:style>
    <style:style style:name="T131" style:family="text">
      <style:text-properties style:text-line-through-style="none" style:text-line-through-type="none" officeooo:rsid="392f902e"/>
    </style:style>
    <style:style style:name="T132" style:family="text">
      <style:text-properties style:text-line-through-style="none" style:text-line-through-type="none" officeooo:rsid="39303467"/>
    </style:style>
    <style:style style:name="T133" style:family="text">
      <style:text-properties style:text-line-through-style="none" style:text-line-through-type="none" officeooo:rsid="3931d79c"/>
    </style:style>
    <style:style style:name="T134" style:family="text">
      <style:text-properties style:text-line-through-style="none" style:text-line-through-type="none" officeooo:rsid="3932930e"/>
    </style:style>
    <style:style style:name="T135" style:family="text">
      <style:text-properties style:text-line-through-style="none" style:text-line-through-type="none" officeooo:rsid="3934e742"/>
    </style:style>
    <style:style style:name="T136" style:family="text">
      <style:text-properties style:text-line-through-style="none" style:text-line-through-type="none" officeooo:rsid="39360a43"/>
    </style:style>
    <style:style style:name="T137" style:family="text">
      <style:text-properties style:text-line-through-style="none" style:text-line-through-type="none" officeooo:rsid="39374a3a"/>
    </style:style>
    <style:style style:name="T138" style:family="text">
      <style:text-properties style:text-line-through-style="none" style:text-line-through-type="none" officeooo:rsid="3938946f"/>
    </style:style>
    <style:style style:name="T139" style:family="text">
      <style:text-properties style:text-line-through-style="none" style:text-line-through-type="none" officeooo:rsid="3938b1bb"/>
    </style:style>
    <style:style style:name="T140" style:family="text">
      <style:text-properties style:text-line-through-style="none" style:text-line-through-type="none" officeooo:rsid="393a9294"/>
    </style:style>
    <style:style style:name="T141" style:family="text">
      <style:text-properties style:text-line-through-style="none" style:text-line-through-type="none" officeooo:rsid="393a9e1f"/>
    </style:style>
    <style:style style:name="T142" style:family="text">
      <style:text-properties style:text-line-through-style="none" style:text-line-through-type="none" officeooo:rsid="393c4b2d"/>
    </style:style>
    <style:style style:name="T143" style:family="text">
      <style:text-properties style:text-line-through-style="none" style:text-line-through-type="none" officeooo:rsid="393e3dc4"/>
    </style:style>
    <style:style style:name="T144" style:family="text">
      <style:text-properties style:text-line-through-style="none" style:text-line-through-type="none" officeooo:rsid="393eba4a"/>
    </style:style>
    <style:style style:name="T145" style:family="text">
      <style:text-properties style:text-line-through-style="none" style:text-line-through-type="none" officeooo:rsid="393f3d55"/>
    </style:style>
    <style:style style:name="T146" style:family="text">
      <style:text-properties style:text-line-through-style="none" style:text-line-through-type="none" officeooo:rsid="393fd04f"/>
    </style:style>
    <style:style style:name="T147" style:family="text">
      <style:text-properties style:text-line-through-style="none" style:text-line-through-type="none" officeooo:rsid="3941b690"/>
    </style:style>
    <style:style style:name="T148" style:family="text">
      <style:text-properties style:text-line-through-style="none" style:text-line-through-type="none" officeooo:rsid="39423d20"/>
    </style:style>
    <style:style style:name="T149" style:family="text">
      <style:text-properties style:text-line-through-style="none" style:text-line-through-type="none" officeooo:rsid="3942d751"/>
    </style:style>
    <style:style style:name="T150" style:family="text">
      <style:text-properties style:text-line-through-style="none" style:text-line-through-type="none" officeooo:rsid="39449ae3"/>
    </style:style>
    <style:style style:name="T151" style:family="text">
      <style:text-properties style:text-line-through-style="none" style:text-line-through-type="none" officeooo:rsid="3945a9c8"/>
    </style:style>
    <style:style style:name="T152" style:family="text">
      <style:text-properties style:text-line-through-style="none" style:text-line-through-type="none" officeooo:rsid="3948d65c"/>
    </style:style>
    <style:style style:name="T153" style:family="text">
      <style:text-properties style:text-line-through-style="none" style:text-line-through-type="none" officeooo:rsid="3949fc4d"/>
    </style:style>
    <style:style style:name="T154" style:family="text">
      <style:text-properties style:text-line-through-style="none" style:text-line-through-type="none" officeooo:rsid="394a132c"/>
    </style:style>
    <style:style style:name="T155" style:family="text">
      <style:text-properties style:text-line-through-style="none" style:text-line-through-type="none" officeooo:rsid="394c0f61"/>
    </style:style>
    <style:style style:name="T156" style:family="text">
      <style:text-properties style:text-line-through-style="none" style:text-line-through-type="none" officeooo:rsid="394cf033"/>
    </style:style>
    <style:style style:name="T157" style:family="text">
      <style:text-properties style:text-line-through-style="none" style:text-line-through-type="none" officeooo:rsid="394d91c2"/>
    </style:style>
    <style:style style:name="T158" style:family="text">
      <style:text-properties style:text-line-through-style="none" style:text-line-through-type="none" officeooo:rsid="394dc23c"/>
    </style:style>
    <style:style style:name="T159" style:family="text">
      <style:text-properties style:text-line-through-style="none" style:text-line-through-type="none" officeooo:rsid="394e3ecb"/>
    </style:style>
    <style:style style:name="T160" style:family="text">
      <style:text-properties style:text-line-through-style="none" style:text-line-through-type="none" officeooo:rsid="395034df"/>
    </style:style>
    <style:style style:name="T161" style:family="text">
      <style:text-properties style:text-line-through-style="none" style:text-line-through-type="none" officeooo:rsid="3950f0a3"/>
    </style:style>
    <style:style style:name="T162" style:family="text">
      <style:text-properties style:text-line-through-style="none" style:text-line-through-type="none" officeooo:rsid="39522eaf"/>
    </style:style>
    <style:style style:name="T163" style:family="text">
      <style:text-properties style:text-line-through-style="none" style:text-line-through-type="none" officeooo:rsid="39541ae2"/>
    </style:style>
    <style:style style:name="T164" style:family="text">
      <style:text-properties style:text-line-through-style="none" style:text-line-through-type="none" officeooo:rsid="3955907e"/>
    </style:style>
    <style:style style:name="T165" style:family="text">
      <style:text-properties style:text-line-through-style="none" style:text-line-through-type="none" officeooo:rsid="3956774c"/>
    </style:style>
    <style:style style:name="T166" style:family="text">
      <style:text-properties style:text-line-through-style="none" style:text-line-through-type="none" officeooo:rsid="395872cf"/>
    </style:style>
    <style:style style:name="T167" style:family="text">
      <style:text-properties style:text-line-through-style="none" style:text-line-through-type="none" officeooo:rsid="395985d8"/>
    </style:style>
    <style:style style:name="T168" style:family="text">
      <style:text-properties style:text-line-through-style="none" style:text-line-through-type="none" officeooo:rsid="395b399b"/>
    </style:style>
    <style:style style:name="T169" style:family="text">
      <style:text-properties style:text-line-through-style="none" style:text-line-through-type="none" officeooo:rsid="395d2953"/>
    </style:style>
    <style:style style:name="T170" style:family="text">
      <style:text-properties style:text-line-through-style="none" style:text-line-through-type="none" officeooo:rsid="395dd94b"/>
    </style:style>
    <style:style style:name="T171" style:family="text">
      <style:text-properties style:text-line-through-style="none" style:text-line-through-type="none" officeooo:rsid="395fc8ac"/>
    </style:style>
    <style:style style:name="T172" style:family="text">
      <style:text-properties style:text-line-through-style="none" style:text-line-through-type="none" officeooo:rsid="39606191"/>
    </style:style>
    <style:style style:name="T173" style:family="text">
      <style:text-properties style:text-line-through-style="none" style:text-line-through-type="none" officeooo:rsid="396198f5"/>
    </style:style>
    <style:style style:name="T174" style:family="text">
      <style:text-properties style:text-line-through-style="none" style:text-line-through-type="none" officeooo:rsid="3962a0e7"/>
    </style:style>
    <style:style style:name="T175" style:family="text">
      <style:text-properties style:text-line-through-style="none" style:text-line-through-type="none" officeooo:rsid="39634830"/>
    </style:style>
    <style:style style:name="T176" style:family="text">
      <style:text-properties style:text-line-through-style="none" style:text-line-through-type="none" officeooo:rsid="39638e51"/>
    </style:style>
    <style:style style:name="T177" style:family="text">
      <style:text-properties style:text-line-through-style="none" style:text-line-through-type="none" officeooo:rsid="3964c6cc"/>
    </style:style>
    <style:style style:name="T178" style:family="text">
      <style:text-properties style:text-line-through-style="none" style:text-line-through-type="none" officeooo:rsid="3964db72"/>
    </style:style>
    <style:style style:name="T179" style:family="text">
      <style:text-properties style:text-line-through-style="none" style:text-line-through-type="none" officeooo:rsid="39664402"/>
    </style:style>
    <style:style style:name="T180" style:family="text">
      <style:text-properties style:text-line-through-style="none" style:text-line-through-type="none" officeooo:rsid="3967c559"/>
    </style:style>
    <style:style style:name="T181" style:family="text">
      <style:text-properties style:text-line-through-style="none" style:text-line-through-type="none" officeooo:rsid="3968f24b"/>
    </style:style>
    <style:style style:name="T182" style:family="text">
      <style:text-properties style:text-line-through-style="none" style:text-line-through-type="none" officeooo:rsid="396965a9"/>
    </style:style>
    <style:style style:name="T183" style:family="text">
      <style:text-properties style:text-line-through-style="none" style:text-line-through-type="none" officeooo:rsid="396b29f0"/>
    </style:style>
    <style:style style:name="T184" style:family="text">
      <style:text-properties officeooo:rsid="36b1390e"/>
    </style:style>
    <style:style style:name="T185" style:family="text">
      <style:text-properties officeooo:rsid="36b2cee2"/>
    </style:style>
    <style:style style:name="T186" style:family="text">
      <style:text-properties officeooo:rsid="36ba6b2c"/>
    </style:style>
    <style:style style:name="T187" style:family="text">
      <style:text-properties officeooo:rsid="36bc3491"/>
    </style:style>
    <style:style style:name="T188" style:family="text">
      <style:text-properties officeooo:rsid="36bd4c5c"/>
    </style:style>
    <style:style style:name="T189" style:family="text">
      <style:text-properties officeooo:rsid="36bdef7c"/>
    </style:style>
    <style:style style:name="T190" style:family="text">
      <style:text-properties officeooo:rsid="36be5211"/>
    </style:style>
    <style:style style:name="T191" style:family="text">
      <style:text-properties officeooo:rsid="36c0e81a"/>
    </style:style>
    <style:style style:name="T192" style:family="text">
      <style:text-properties officeooo:rsid="36c209a3"/>
    </style:style>
    <style:style style:name="T193" style:family="text">
      <style:text-properties fo:font-weight="bold" officeooo:rsid="36e4be55" style:font-weight-asian="bold" style:font-weight-complex="bold"/>
    </style:style>
    <style:style style:name="T194" style:family="text">
      <style:text-properties officeooo:rsid="36c379ef"/>
    </style:style>
    <style:style style:name="T195" style:family="text">
      <style:text-properties officeooo:rsid="36c53c1f"/>
    </style:style>
    <style:style style:name="T196" style:family="text">
      <style:text-properties officeooo:rsid="36c8202f"/>
    </style:style>
    <style:style style:name="T197" style:family="text">
      <style:text-properties officeooo:rsid="36c8b091"/>
    </style:style>
    <style:style style:name="T198" style:family="text">
      <style:text-properties officeooo:rsid="36c9a863"/>
    </style:style>
    <style:style style:name="T199" style:family="text">
      <style:text-properties officeooo:rsid="36cb5caf"/>
    </style:style>
    <style:style style:name="T200" style:family="text">
      <style:text-properties officeooo:rsid="36cb5def"/>
    </style:style>
    <style:style style:name="T201" style:family="text">
      <style:text-properties officeooo:rsid="36cbcf1c"/>
    </style:style>
    <style:style style:name="T202" style:family="text">
      <style:text-properties officeooo:rsid="36cc01d2"/>
    </style:style>
    <style:style style:name="T203" style:family="text">
      <style:text-properties officeooo:rsid="36cf862b"/>
    </style:style>
    <style:style style:name="T204" style:family="text">
      <style:text-properties officeooo:rsid="36d0425c"/>
    </style:style>
    <style:style style:name="T205" style:family="text">
      <style:text-properties officeooo:rsid="36d08c64"/>
    </style:style>
    <style:style style:name="T206" style:family="text">
      <style:text-properties officeooo:rsid="36d60322"/>
    </style:style>
    <style:style style:name="T207" style:family="text">
      <style:text-properties officeooo:rsid="36dd24aa"/>
    </style:style>
    <style:style style:name="T208" style:family="text">
      <style:text-properties officeooo:rsid="36ddbdb5"/>
    </style:style>
    <style:style style:name="T209" style:family="text">
      <style:text-properties officeooo:rsid="36de23ac"/>
    </style:style>
    <style:style style:name="T210" style:family="text">
      <style:text-properties officeooo:rsid="36df6a54"/>
    </style:style>
    <style:style style:name="T211" style:family="text">
      <style:text-properties officeooo:rsid="36e11dae"/>
    </style:style>
    <style:style style:name="T212" style:family="text">
      <style:text-properties officeooo:rsid="36e4be55"/>
    </style:style>
    <style:style style:name="T213" style:family="text">
      <style:text-properties officeooo:rsid="36e504ce"/>
    </style:style>
    <style:style style:name="T214" style:family="text">
      <style:text-properties officeooo:rsid="36e7f1b3"/>
    </style:style>
    <style:style style:name="T215" style:family="text">
      <style:text-properties officeooo:rsid="36e8088b"/>
    </style:style>
    <style:style style:name="T216" style:family="text">
      <style:text-properties officeooo:rsid="36ef5e4f"/>
    </style:style>
    <style:style style:name="T217" style:family="text">
      <style:text-properties officeooo:rsid="36efa288"/>
    </style:style>
    <style:style style:name="T218" style:family="text">
      <style:text-properties officeooo:rsid="36f21cd0"/>
    </style:style>
    <style:style style:name="T219" style:family="text">
      <style:text-properties officeooo:rsid="36f45098"/>
    </style:style>
    <style:style style:name="T220" style:family="text">
      <style:text-properties officeooo:rsid="370a5d96"/>
    </style:style>
    <style:style style:name="T221" style:family="text">
      <style:text-properties officeooo:rsid="370d9c41"/>
    </style:style>
    <style:style style:name="T222" style:family="text">
      <style:text-properties officeooo:rsid="370ead04"/>
    </style:style>
    <style:style style:name="T223" style:family="text">
      <style:text-properties officeooo:rsid="370fd4c2"/>
    </style:style>
    <style:style style:name="T224" style:family="text">
      <style:text-properties officeooo:rsid="370fd569"/>
    </style:style>
    <style:style style:name="T225" style:family="text">
      <style:text-properties officeooo:rsid="37122223"/>
    </style:style>
    <style:style style:name="T226" style:family="text">
      <style:text-properties officeooo:rsid="37174b25"/>
    </style:style>
    <style:style style:name="T227" style:family="text">
      <style:text-properties officeooo:rsid="3726030b"/>
    </style:style>
    <style:style style:name="T228" style:family="text">
      <style:text-properties officeooo:rsid="37309eb4"/>
    </style:style>
    <style:style style:name="T229" style:family="text">
      <style:text-properties officeooo:rsid="3736855f"/>
    </style:style>
    <style:style style:name="T230" style:family="text">
      <style:text-properties officeooo:rsid="3744ba90"/>
    </style:style>
    <style:style style:name="T231" style:family="text">
      <style:text-properties officeooo:rsid="374a9871"/>
    </style:style>
    <style:style style:name="T232" style:family="text">
      <style:text-properties officeooo:rsid="3757d87d"/>
    </style:style>
    <style:style style:name="T233" style:family="text">
      <style:text-properties officeooo:rsid="3769883b"/>
    </style:style>
    <style:style style:name="T234" style:family="text">
      <style:text-properties officeooo:rsid="376abf4c"/>
    </style:style>
    <style:style style:name="T235" style:family="text">
      <style:text-properties officeooo:rsid="376ae12b"/>
    </style:style>
    <style:style style:name="T236" style:family="text">
      <style:text-properties officeooo:rsid="376c9632"/>
    </style:style>
    <style:style style:name="T237" style:family="text">
      <style:text-properties officeooo:rsid="376e77e7"/>
    </style:style>
    <style:style style:name="T238" style:family="text">
      <style:text-properties officeooo:rsid="376fc7ea"/>
    </style:style>
    <style:style style:name="T239" style:family="text">
      <style:text-properties officeooo:rsid="3776c908"/>
    </style:style>
    <style:style style:name="T240" style:family="text">
      <style:text-properties officeooo:rsid="3776d9da"/>
    </style:style>
    <style:style style:name="T241" style:family="text">
      <style:text-properties officeooo:rsid="3777b8d9"/>
    </style:style>
    <style:style style:name="T242" style:family="text">
      <style:text-properties officeooo:rsid="37a97766"/>
    </style:style>
    <style:style style:name="T243" style:family="text">
      <style:text-properties officeooo:rsid="37b3529d"/>
    </style:style>
    <style:style style:name="T244" style:family="text">
      <style:text-properties officeooo:rsid="37b42537"/>
    </style:style>
    <style:style style:name="T245" style:family="text">
      <style:text-properties officeooo:rsid="37ba717c"/>
    </style:style>
    <style:style style:name="T246" style:family="text">
      <style:text-properties officeooo:rsid="37be8e37"/>
    </style:style>
    <style:style style:name="T247" style:family="text">
      <style:text-properties officeooo:rsid="37bfd0a5"/>
    </style:style>
    <style:style style:name="T248" style:family="text">
      <style:text-properties officeooo:rsid="37d498a6"/>
    </style:style>
    <style:style style:name="T249" style:family="text">
      <style:text-properties officeooo:rsid="37da0789"/>
    </style:style>
    <style:style style:name="T250" style:family="text">
      <style:text-properties officeooo:rsid="37e665db"/>
    </style:style>
    <style:style style:name="T251" style:family="text">
      <style:text-properties officeooo:rsid="3817132b"/>
    </style:style>
    <style:style style:name="T252" style:family="text">
      <style:text-properties officeooo:rsid="3819d507"/>
    </style:style>
    <style:style style:name="T253" style:family="text">
      <style:text-properties officeooo:rsid="3823c3ce"/>
    </style:style>
    <style:style style:name="T254" style:family="text">
      <style:text-properties officeooo:rsid="3839311e"/>
    </style:style>
    <style:style style:name="T255" style:family="text">
      <style:text-properties officeooo:rsid="3851578b"/>
    </style:style>
    <style:style style:name="T256" style:family="text">
      <style:text-properties officeooo:rsid="386071e4"/>
    </style:style>
    <style:style style:name="T257" style:family="text">
      <style:text-properties officeooo:rsid="38776be4"/>
    </style:style>
    <style:style style:name="T258" style:family="text">
      <style:text-properties officeooo:rsid="387e4148"/>
    </style:style>
    <style:style style:name="T259" style:family="text">
      <style:text-properties officeooo:rsid="38851be1"/>
    </style:style>
    <style:style style:name="T260" style:family="text">
      <style:text-properties officeooo:rsid="38941b20"/>
    </style:style>
    <style:style style:name="T261" style:family="text">
      <style:text-properties officeooo:rsid="38a28049"/>
    </style:style>
    <style:style style:name="T262" style:family="text">
      <style:text-properties officeooo:rsid="38a74a06"/>
    </style:style>
    <style:style style:name="T263" style:family="text">
      <style:text-properties officeooo:rsid="38aae7a2"/>
    </style:style>
    <style:style style:name="T264" style:family="text">
      <style:text-properties officeooo:rsid="38af1df6"/>
    </style:style>
    <style:style style:name="T265" style:family="text">
      <style:text-properties officeooo:rsid="38da85c3"/>
    </style:style>
    <style:style style:name="T266" style:family="text">
      <style:text-properties officeooo:rsid="396f17aa"/>
    </style:style>
    <style:style style:name="T267" style:family="text">
      <style:text-properties officeooo:rsid="399d948e"/>
    </style:style>
    <style:style style:name="T268" style:family="text">
      <style:text-properties officeooo:rsid="399fcf43"/>
    </style:style>
    <style:style style:name="T269" style:family="text">
      <style:text-properties officeooo:rsid="39a26e15"/>
    </style:style>
    <style:style style:name="T270" style:family="text">
      <style:text-properties officeooo:rsid="39a98079"/>
    </style:style>
    <style:style style:name="T271" style:family="text">
      <style:text-properties officeooo:rsid="39abde63"/>
    </style:style>
    <style:style style:name="T272" style:family="text">
      <style:text-properties officeooo:rsid="39acdb24"/>
    </style:style>
    <style:style style:name="T273" style:family="text">
      <style:text-properties officeooo:rsid="39b6acf9"/>
    </style:style>
    <style:style style:name="T274" style:family="text">
      <style:text-properties officeooo:rsid="39be2e29"/>
    </style:style>
    <style:style style:name="T275" style:family="text">
      <style:text-properties officeooo:rsid="39bfa3ff"/>
    </style:style>
    <style:style style:name="T276" style:family="text">
      <style:text-properties officeooo:rsid="39d5663a"/>
    </style:style>
    <style:style style:name="T277" style:family="text">
      <style:text-properties officeooo:rsid="39d7a3b2"/>
    </style:style>
    <style:style style:name="T278" style:family="text">
      <style:text-properties officeooo:rsid="39df5455"/>
    </style:style>
    <style:style style:name="T279" style:family="text">
      <style:text-properties officeooo:rsid="39e1fdba"/>
    </style:style>
    <style:style style:name="T280" style:family="text">
      <style:text-properties officeooo:rsid="39f33e1c"/>
    </style:style>
    <style:style style:name="T281" style:family="text">
      <style:text-properties officeooo:rsid="3a036fa3"/>
    </style:style>
    <style:style style:name="T282" style:family="text">
      <style:text-properties officeooo:rsid="3a0caa52"/>
    </style:style>
    <style:style style:name="T283" style:family="text">
      <style:text-properties officeooo:rsid="3a0f0553"/>
    </style:style>
    <style:style style:name="T284" style:family="text">
      <style:text-properties officeooo:rsid="3a13637d"/>
    </style:style>
    <style:style style:name="T285" style:family="text">
      <style:text-properties officeooo:rsid="3a13bc8f"/>
    </style:style>
    <style:style style:name="T286" style:family="text">
      <style:text-properties officeooo:rsid="3a187711"/>
    </style:style>
    <style:style style:name="T287" style:family="text">
      <style:text-properties officeooo:rsid="3a1b53a9"/>
    </style:style>
    <style:style style:name="T288" style:family="text">
      <style:text-properties officeooo:rsid="3a232a0f"/>
    </style:style>
    <style:style style:name="T289" style:family="text">
      <style:text-properties officeooo:rsid="3a24780a"/>
    </style:style>
    <style:style style:name="T290" style:family="text">
      <style:text-properties officeooo:rsid="3a262f77"/>
    </style:style>
    <style:style style:name="T291" style:family="text">
      <style:text-properties officeooo:rsid="3a279f3c"/>
    </style:style>
    <style:style style:name="T292" style:family="text">
      <style:text-properties officeooo:rsid="3a2a2e1d"/>
    </style:style>
    <style:style style:name="T293" style:family="text">
      <style:text-properties officeooo:rsid="3a2a8cfa"/>
    </style:style>
    <style:style style:name="T294" style:family="text">
      <style:text-properties officeooo:rsid="3a2f394d"/>
    </style:style>
    <style:style style:name="T295" style:family="text">
      <style:text-properties officeooo:rsid="3a309ac4"/>
    </style:style>
    <style:style style:name="T296" style:family="text">
      <style:text-properties officeooo:rsid="3a319db0"/>
    </style:style>
    <style:style style:name="T297" style:family="text">
      <style:text-properties officeooo:rsid="3a34b21d"/>
    </style:style>
    <style:style style:name="T298" style:family="text">
      <style:text-properties officeooo:rsid="3a373912"/>
    </style:style>
    <style:style style:name="T299" style:family="text">
      <style:text-properties officeooo:rsid="3a398c21"/>
    </style:style>
    <style:style style:name="T300" style:family="text">
      <style:text-properties officeooo:rsid="3a445edc"/>
    </style:style>
    <style:style style:name="T301" style:family="text">
      <style:text-properties officeooo:rsid="3a46678d"/>
    </style:style>
    <style:style style:name="T302" style:family="text">
      <style:text-properties officeooo:rsid="3a46857f"/>
    </style:style>
    <style:style style:name="T303" style:family="text">
      <style:text-properties officeooo:rsid="3a47e741"/>
    </style:style>
    <style:style style:name="T304" style:family="text">
      <style:text-properties officeooo:rsid="3a47efcd"/>
    </style:style>
    <style:style style:name="T305" style:family="text">
      <style:text-properties officeooo:rsid="3a4911a5"/>
    </style:style>
    <style:style style:name="T306" style:family="text">
      <style:text-properties officeooo:rsid="3a4afffe"/>
    </style:style>
    <style:style style:name="T307" style:family="text">
      <style:text-properties officeooo:rsid="3a628a69"/>
    </style:style>
    <style:style style:name="T308" style:family="text">
      <style:text-properties officeooo:rsid="3a693caf"/>
    </style:style>
    <style:style style:name="T309" style:family="text">
      <style:text-properties officeooo:rsid="3a6b9387"/>
    </style:style>
    <style:style style:name="T310" style:family="text">
      <style:text-properties officeooo:rsid="3a6e82ee"/>
    </style:style>
    <style:style style:name="T311" style:family="text">
      <style:text-properties officeooo:rsid="3a6f8e5a"/>
    </style:style>
    <style:style style:name="T312" style:family="text">
      <style:text-properties officeooo:rsid="3a712e02"/>
    </style:style>
    <style:style style:name="T313" style:family="text">
      <style:text-properties officeooo:rsid="3a73298b"/>
    </style:style>
    <style:style style:name="T314" style:family="text">
      <style:text-properties officeooo:rsid="3a76b26c"/>
    </style:style>
    <style:style style:name="T315" style:family="text">
      <style:text-properties officeooo:rsid="3a7951e8"/>
    </style:style>
    <style:style style:name="T316" style:family="text">
      <style:text-properties officeooo:rsid="3a7d32ee"/>
    </style:style>
    <style:style style:name="T317" style:family="text">
      <style:text-properties officeooo:rsid="3a7fc10c"/>
    </style:style>
    <style:style style:name="T318" style:family="text">
      <style:text-properties officeooo:rsid="3a806374"/>
    </style:style>
    <style:style style:name="T319" style:family="text">
      <style:text-properties officeooo:rsid="3a98ddbe"/>
    </style:style>
    <style:style style:name="T320" style:family="text">
      <style:text-properties officeooo:rsid="3aa0b1d6"/>
    </style:style>
    <style:style style:name="T321" style:family="text">
      <style:text-properties officeooo:rsid="3aa9dc7d"/>
    </style:style>
    <style:style style:name="T322" style:family="text">
      <style:text-properties officeooo:rsid="3aaa0d28"/>
    </style:style>
    <style:style style:name="T323" style:family="text">
      <style:text-properties officeooo:rsid="3ab6944c"/>
    </style:style>
    <style:style style:name="T324" style:family="text">
      <style:text-properties officeooo:rsid="3acd6c5c"/>
    </style:style>
    <style:style style:name="T325" style:family="text">
      <style:text-properties officeooo:rsid="3ad7ce5b"/>
    </style:style>
    <style:style style:name="T326" style:family="text">
      <style:text-properties officeooo:rsid="3ae024c8"/>
    </style:style>
    <style:style style:name="T327" style:family="text">
      <style:text-properties officeooo:rsid="3aebbcd1"/>
    </style:style>
    <style:style style:name="T328" style:family="text">
      <style:text-properties officeooo:rsid="3aee71a8"/>
    </style:style>
    <style:style style:name="T329" style:family="text">
      <style:text-properties officeooo:rsid="3afe9165"/>
    </style:style>
    <style:style style:name="T330" style:family="text">
      <style:text-properties officeooo:rsid="3aff4084"/>
    </style:style>
    <style:style style:name="T331" style:family="text">
      <style:text-properties officeooo:rsid="3b4ff5a7"/>
    </style:style>
    <style:style style:name="T332" style:family="text">
      <style:text-properties officeooo:rsid="3b5ea860"/>
    </style:style>
    <style:style style:name="T333" style:family="text">
      <style:text-properties officeooo:rsid="3b63f6de"/>
    </style:style>
    <style:style style:name="T334" style:family="text">
      <style:text-properties officeooo:rsid="3b65820d"/>
    </style:style>
    <style:style style:name="T335" style:family="text">
      <style:text-properties officeooo:rsid="3b733304"/>
    </style:style>
    <style:style style:name="T336" style:family="text">
      <style:text-properties officeooo:rsid="3b7516bf"/>
    </style:style>
    <style:style style:name="T337" style:family="text">
      <style:text-properties officeooo:rsid="3b7da46c"/>
    </style:style>
    <style:style style:name="T338" style:family="text">
      <style:text-properties officeooo:rsid="3b7fa2f7"/>
    </style:style>
    <style:style style:name="T339" style:family="text">
      <style:text-properties officeooo:rsid="3b93ed9f"/>
    </style:style>
    <style:style style:name="T340" style:family="text">
      <style:text-properties officeooo:rsid="3ba245ab"/>
    </style:style>
    <style:style style:name="T341" style:family="text">
      <style:text-properties officeooo:rsid="3ba46896"/>
    </style:style>
    <style:style style:name="T342" style:family="text">
      <style:text-properties officeooo:rsid="3ba9efab"/>
    </style:style>
    <style:style style:name="T343" style:family="text">
      <style:text-properties officeooo:rsid="3bac74bd"/>
    </style:style>
    <style:style style:name="T344" style:family="text">
      <style:text-properties officeooo:rsid="3bacfbaa"/>
    </style:style>
    <style:style style:name="T345" style:family="text">
      <style:text-properties officeooo:rsid="3bb09dbb"/>
    </style:style>
    <style:style style:name="T346" style:family="text">
      <style:text-properties officeooo:rsid="3bea0f6b"/>
    </style:style>
    <style:style style:name="T347" style:family="text">
      <style:text-properties officeooo:rsid="3bec06c4"/>
    </style:style>
    <style:style style:name="T348" style:family="text">
      <style:text-properties officeooo:rsid="3bf13138"/>
    </style:style>
    <style:style style:name="T349" style:family="text">
      <style:text-properties officeooo:rsid="3bf4675d"/>
    </style:style>
    <style:style style:name="T350" style:family="text">
      <style:text-properties officeooo:rsid="3bf861b7"/>
    </style:style>
    <style:style style:name="T351" style:family="text">
      <style:text-properties officeooo:rsid="3c0b2cc2"/>
    </style:style>
    <style:style style:name="T352" style:family="text">
      <style:text-properties officeooo:rsid="3c17c497"/>
    </style:style>
    <style:style style:name="T353" style:family="text">
      <style:text-properties officeooo:rsid="3c19b556"/>
    </style:style>
    <style:style style:name="T354" style:family="text">
      <style:text-properties officeooo:rsid="3c3cccb7"/>
    </style:style>
    <style:style style:name="T355" style:family="text">
      <style:text-properties officeooo:rsid="3c439652"/>
    </style:style>
    <style:style style:name="T356" style:family="text">
      <style:text-properties officeooo:rsid="3c4ed2bc"/>
    </style:style>
    <style:style style:name="T357" style:family="text">
      <style:text-properties officeooo:rsid="3c53ce45"/>
    </style:style>
    <style:style style:name="T358" style:family="text">
      <style:text-properties officeooo:rsid="3c54e3d8"/>
    </style:style>
    <style:style style:name="T359" style:family="text">
      <style:text-properties officeooo:rsid="3c5968eb"/>
    </style:style>
    <style:style style:name="T360" style:family="text">
      <style:text-properties officeooo:rsid="3c5d80fa"/>
    </style:style>
    <style:style style:name="T361" style:family="text">
      <style:text-properties officeooo:rsid="3c5f62d4"/>
    </style:style>
    <style:style style:name="T362" style:family="text">
      <style:text-properties officeooo:rsid="3c715a22"/>
    </style:style>
    <style:style style:name="T363" style:family="text">
      <style:text-properties officeooo:rsid="3c85b222"/>
    </style:style>
    <style:style style:name="T364" style:family="text">
      <style:text-properties officeooo:rsid="3ca31384"/>
    </style:style>
    <style:style style:name="T365" style:family="text">
      <style:text-properties officeooo:rsid="3cb20e1d"/>
    </style:style>
    <style:style style:name="T366" style:family="text">
      <style:text-properties officeooo:rsid="3cd24895"/>
    </style:style>
    <style:style style:name="T367" style:family="text">
      <style:text-properties officeooo:rsid="3cd6a508"/>
    </style:style>
    <style:style style:name="T368" style:family="text">
      <style:text-properties officeooo:rsid="3cdd4fd0"/>
    </style:style>
    <style:style style:name="T369" style:family="text">
      <style:text-properties officeooo:rsid="3cdefbbf"/>
    </style:style>
    <style:style style:name="T370" style:family="text">
      <style:text-properties officeooo:rsid="3cea64cc"/>
    </style:style>
    <style:style style:name="T371" style:family="text">
      <style:text-properties officeooo:rsid="3cece4c8"/>
    </style:style>
    <style:style style:name="T372" style:family="text">
      <style:text-properties officeooo:rsid="3d074b93"/>
    </style:style>
    <style:style style:name="T373" style:family="text">
      <style:text-properties officeooo:rsid="3d2f9d57"/>
    </style:style>
    <style:style style:name="T374" style:family="text">
      <style:text-properties officeooo:rsid="3d34fcb9"/>
    </style:style>
    <style:style style:name="T375" style:family="text">
      <style:text-properties officeooo:rsid="3d3e5352"/>
    </style:style>
    <style:style style:name="T376" style:family="text">
      <style:text-properties officeooo:rsid="3d46aab0"/>
    </style:style>
    <style:style style:name="T377" style:family="text">
      <style:text-properties officeooo:rsid="3d57045a"/>
    </style:style>
    <style:style style:name="T378" style:family="text">
      <style:text-properties officeooo:rsid="3d5a539d"/>
    </style:style>
    <style:style style:name="T379" style:family="text">
      <style:text-properties officeooo:rsid="3d5a5f79"/>
    </style:style>
    <style:style style:name="T380" style:family="text">
      <style:text-properties officeooo:rsid="3d5c08b4"/>
    </style:style>
    <style:style style:name="T381" style:family="text">
      <style:text-properties officeooo:rsid="3d5c78bc"/>
    </style:style>
    <style:style style:name="T382" style:family="text">
      <style:text-properties officeooo:rsid="3d6d5fc9"/>
    </style:style>
    <style:style style:name="T383" style:family="text">
      <style:text-properties officeooo:rsid="3d862115"/>
    </style:style>
    <style:style style:name="T384" style:family="text">
      <style:text-properties officeooo:rsid="3d8e10fb"/>
    </style:style>
    <style:style style:name="T385" style:family="text">
      <style:text-properties officeooo:rsid="3d906dc1"/>
    </style:style>
    <style:style style:name="T386" style:family="text">
      <style:text-properties officeooo:rsid="3d98d99b"/>
    </style:style>
    <style:style style:name="T387" style:family="text">
      <style:text-properties officeooo:rsid="3da0f0c1"/>
    </style:style>
    <style:style style:name="T388" style:family="text">
      <style:text-properties officeooo:rsid="3daa142d"/>
    </style:style>
    <style:style style:name="T389" style:family="text">
      <style:text-properties officeooo:rsid="3db3a3ea"/>
    </style:style>
    <style:style style:name="T390" style:family="text">
      <style:text-properties officeooo:rsid="3dcb5371"/>
    </style:style>
    <style:style style:name="T391" style:family="text">
      <style:text-properties officeooo:rsid="3dde4bb0"/>
    </style:style>
    <style:style style:name="T392" style:family="text">
      <style:text-properties officeooo:rsid="3df477be"/>
    </style:style>
    <style:style style:name="T393" style:family="text">
      <style:text-properties officeooo:rsid="3dfd61b6"/>
    </style:style>
    <style:style style:name="T394" style:family="text">
      <style:text-properties officeooo:rsid="3e04665c"/>
    </style:style>
    <style:style style:name="T395" style:family="text">
      <style:text-properties officeooo:rsid="3e0b74c0"/>
    </style:style>
    <style:style style:name="T396" style:family="text">
      <style:text-properties officeooo:rsid="3e10e846"/>
    </style:style>
    <style:style style:name="T397" style:family="text">
      <style:text-properties officeooo:rsid="3e16a25b"/>
    </style:style>
    <style:style style:name="T398" style:family="text">
      <style:text-properties officeooo:rsid="3e1f7b5b"/>
    </style:style>
    <style:style style:name="T399" style:family="text">
      <style:text-properties officeooo:rsid="3e35f999"/>
    </style:style>
    <style:style style:name="T400" style:family="text">
      <style:text-properties officeooo:rsid="3e3c4e3c"/>
    </style:style>
    <style:style style:name="T401" style:family="text">
      <style:text-properties officeooo:rsid="3e3c6ace"/>
    </style:style>
    <style:style style:name="T402" style:family="text">
      <style:text-properties officeooo:rsid="3e430e91"/>
    </style:style>
    <style:style style:name="T403" style:family="text">
      <style:text-properties officeooo:rsid="3e4c6b68"/>
    </style:style>
    <style:style style:name="T404" style:family="text">
      <style:text-properties officeooo:rsid="3e4fa2cc"/>
    </style:style>
    <style:style style:name="T405" style:family="text">
      <style:text-properties officeooo:rsid="3e50ce3f"/>
    </style:style>
    <style:style style:name="T406" style:family="text">
      <style:text-properties officeooo:rsid="3e5de945"/>
    </style:style>
    <style:style style:name="T407" style:family="text">
      <style:text-properties officeooo:rsid="3e5e2f4d"/>
    </style:style>
    <style:style style:name="T408" style:family="text">
      <style:text-properties officeooo:rsid="3e628564"/>
    </style:style>
    <style:style style:name="T409" style:family="text">
      <style:text-properties officeooo:rsid="3e630a7e"/>
    </style:style>
    <style:style style:name="T410" style:family="text">
      <style:text-properties officeooo:rsid="3e634d91"/>
    </style:style>
    <style:style style:name="T411" style:family="text">
      <style:text-properties officeooo:rsid="3e63c36d"/>
    </style:style>
    <style:style style:name="T412" style:family="text">
      <style:text-properties officeooo:rsid="3e65981a"/>
    </style:style>
    <style:style style:name="T413" style:family="text">
      <style:text-properties officeooo:rsid="3e678daf"/>
    </style:style>
    <style:style style:name="T414" style:family="text">
      <style:text-properties officeooo:rsid="3e67d5e4"/>
    </style:style>
    <style:style style:name="T415" style:family="text">
      <style:text-properties officeooo:rsid="3e6e609e"/>
    </style:style>
    <style:style style:name="T416" style:family="text">
      <style:text-properties officeooo:rsid="3e790150"/>
    </style:style>
    <style:style style:name="T417" style:family="text">
      <style:text-properties officeooo:rsid="3e84efbe"/>
    </style:style>
    <style:style style:name="T418" style:family="text">
      <style:text-properties officeooo:rsid="3e8816af"/>
    </style:style>
    <style:style style:name="T419" style:family="text">
      <style:text-properties officeooo:rsid="3e9370d7"/>
    </style:style>
    <style:style style:name="T420" style:family="text">
      <style:text-properties officeooo:rsid="3e9a6184"/>
    </style:style>
    <style:style style:name="T421" style:family="text">
      <style:text-properties officeooo:rsid="3e9ff73d"/>
    </style:style>
    <style:style style:name="T422" style:family="text">
      <style:text-properties officeooo:rsid="3ea729b7"/>
    </style:style>
    <style:style style:name="T423" style:family="text">
      <style:text-properties officeooo:rsid="3eb0a6f0"/>
    </style:style>
    <style:style style:name="T424" style:family="text">
      <style:text-properties officeooo:rsid="3eb71f73"/>
    </style:style>
    <style:style style:name="T425" style:family="text">
      <style:text-properties officeooo:rsid="3ec37b17"/>
    </style:style>
    <style:style style:name="T426" style:family="text">
      <style:text-properties officeooo:rsid="3ec51f68"/>
    </style:style>
    <style:style style:name="T427" style:family="text">
      <style:text-properties officeooo:rsid="3ec70176"/>
    </style:style>
    <style:style style:name="T428" style:family="text">
      <style:text-properties officeooo:rsid="3ecfc703"/>
    </style:style>
    <style:style style:name="T429" style:family="text">
      <style:text-properties officeooo:rsid="3ed12025"/>
    </style:style>
    <style:style style:name="T430" style:family="text">
      <style:text-properties officeooo:rsid="3ed2e971"/>
    </style:style>
    <style:style style:name="T431" style:family="text">
      <style:text-properties officeooo:rsid="3ed2f616"/>
    </style:style>
    <style:style style:name="T432" style:family="text">
      <style:text-properties officeooo:rsid="3ed38965"/>
    </style:style>
    <style:style style:name="T433" style:family="text">
      <style:text-properties officeooo:rsid="3edb1634"/>
    </style:style>
    <style:style style:name="T434" style:family="text">
      <style:text-properties officeooo:rsid="3edfd8cd"/>
    </style:style>
    <style:style style:name="T435" style:family="text">
      <style:text-properties officeooo:rsid="3ee643e5"/>
    </style:style>
    <style:style style:name="T436" style:family="text">
      <style:text-properties officeooo:rsid="3ef82b7b"/>
    </style:style>
    <style:style style:name="T437" style:family="text">
      <style:text-properties officeooo:rsid="3efb473e"/>
    </style:style>
    <style:style style:name="T438" style:family="text">
      <style:text-properties officeooo:rsid="3efbfc3e"/>
    </style:style>
    <style:style style:name="T439" style:family="text">
      <style:text-properties officeooo:rsid="3f00b5f7"/>
    </style:style>
    <style:style style:name="T440" style:family="text">
      <style:text-properties officeooo:rsid="3f027ce4"/>
    </style:style>
    <style:style style:name="T441" style:family="text">
      <style:text-properties officeooo:rsid="3f0589e2"/>
    </style:style>
    <style:style style:name="T442" style:family="text">
      <style:text-properties officeooo:rsid="3f062ac2"/>
    </style:style>
    <style:style style:name="T443" style:family="text">
      <style:text-properties officeooo:rsid="3f065641"/>
    </style:style>
    <style:style style:name="T444" style:family="text">
      <style:text-properties officeooo:rsid="3f122832"/>
    </style:style>
    <style:style style:name="T445" style:family="text">
      <style:text-properties officeooo:rsid="3f1792c6"/>
    </style:style>
    <style:style style:name="T446" style:family="text">
      <style:text-properties officeooo:rsid="3f27ca6e"/>
    </style:style>
    <style:style style:name="T447" style:family="text">
      <style:text-properties officeooo:rsid="3f2dd865"/>
    </style:style>
    <style:style style:name="T448" style:family="text">
      <style:text-properties officeooo:rsid="3f36441a"/>
    </style:style>
    <style:style style:name="T449" style:family="text">
      <style:text-properties officeooo:rsid="3f43aad4"/>
    </style:style>
    <style:style style:name="T450" style:family="text">
      <style:text-properties officeooo:rsid="3f5bb2c1"/>
    </style:style>
    <style:style style:name="T451" style:family="text">
      <style:text-properties officeooo:rsid="3f5e0d4b"/>
    </style:style>
    <style:style style:name="T452" style:family="text">
      <style:text-properties officeooo:rsid="3f712ba1"/>
    </style:style>
    <style:style style:name="T453" style:family="text">
      <style:text-properties officeooo:rsid="3f73a9d8"/>
    </style:style>
    <style:style style:name="T454" style:family="text">
      <style:text-properties officeooo:rsid="3fa38191"/>
    </style:style>
    <style:style style:name="T455" style:family="text">
      <style:text-properties officeooo:rsid="3fb731d3"/>
    </style:style>
    <style:style style:name="T456" style:family="text">
      <style:text-properties officeooo:rsid="3fba65e3"/>
    </style:style>
    <style:style style:name="T457"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В своём рюкзаке Гели Трипинг несёт несколько ногтевых обрезков с пальцев ног Чичерина, <text:span text:style-name="T226">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78">В полдень она приходит <text:span text:style-name="T227">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84">– Иногда я могу вызывать его лицо в чашке с чаем. Но травы надо собирать очень внимательно. Я ещё не очень хороша в этом.</text:p>
      <text:p text:style-name="P85">– Но ты влюблена. Технические приёмы всего лишь подмена этому когда стареешь.</text:p>
      <text:p text:style-name="P86">– Зачем не оставаться влюблённой всегда?</text:p>
      <text:p text:style-name="P79">Две женщины наблюдают друг друга через солнечную кухню. <text:span text:style-name="T228">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80">В ночь, когда чёрные выступили в свой великий переход, <text:span text:style-name="T229">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81">Позади, подталкивая её, <text:span text:style-name="T231">дремотность</text:span> города, <text:span text:style-name="T230">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16">практикующих</text:span><text:span text:style-name="T230">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82"><text:span text:style-name="T232">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17">Schwarzkommando</text:span><text:span text:style-name="T232">. Если чувствует, что можно, она даже спросит про Чичерина. Разнообразие слухов изумляет её. </text:span><text:span text:style-name="T17">Я не единственная кто его любит</text:span><text:span text:style-name="T232">… хотя </text:span><text:span text:style-name="T17">их</text:span><text:span text:style-name="T232">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87">Брехня, Чичерин давно мёрт<text:span text:style-name="T233">в</text:span>, <text:span text:style-name="T233">ты что не слышал, уже несколько месяцев как убит…</text:span></text:p>
      <text:p text:style-name="P87">…<text:span text:style-name="T234">его кем-то подменили пока арестуют остальных из его Блока…</text:span></text:p>
      <text:p text:style-name="P87">...<text:span text:style-name="T235">нет, он приезжал в Люнеберг неделю назад, мой приятель его раньше видел, точно он…</text:span></text:p>
      <text:p text:style-name="P87"><text:soft-page-break/>...<text:span text:style-name="T236">он здорово похудел и выходит только с усиленной охраной. Не меньше двенадцати. В основном Азиаты…</text:span></text:p>
      <text:p text:style-name="P87">...<text:span text:style-name="T236">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40">– <text:span text:style-name="T237">По какому краю?</text:span>– <text:span text:style-name="T238">Они трясутся в кузове 2</text:span><text:span text:style-name="T85">½-тонного</text:span><text:span text:style-name="T238">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41">– <text:span text:style-name="T239">Ну, </text:span><text:span text:style-name="T18">ты</text:span><text:span text:style-name="T239"> знаешь какое у него задание.</text:span></text:p>
      <text:p text:style-name="P41">– <text:span text:style-name="T239">Ракеты?</text:span></text:p>
      <text:p text:style-name="P42">– <text:span text:style-name="T240">Не хотел бы я оказаться на его месте, вот и всё.</text:span></text:p>
      <text:p text:style-name="P88">На гребне холма геодезическая партия восстанавливают разбитую дорогу. <text:span text:style-name="T241">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наблюдает это небольшое действо: оно благочестиво, грациозно, и она </text:span><text:span text:style-name="T19">чувствует крест</text:span><text:span text:style-name="T241">,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19">этого</text:span><text:span text:style-name="T241">?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19">потребовалось</text:span><text:span text:style-name="T241">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19">Наша миссия в том, чтоб поддерживать смерть</text:span><text:span text:style-name="T241">.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89">Только лишь почти, из-за уровня дезертирства. <text:span text:style-name="T242">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90"><text:span text:style-name="T244">Среди</text:span> эх<text:span text:style-name="T244">а</text:span> с колкими краями, Титан ворочается <text:span text:style-name="T243">глубоко </text:span>внизу. <text:span text:style-name="T244">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text:span><text:soft-page-break/><text:span text:style-name="T244">голоса за спиной в сумерках на краю города и двигаться в постоянно расстёгнутом плаще своей ночной прогулки пока</text:span></text:p>
      <text:p text:style-name="P91">Вдруг Пан<text:span text:style-name="T84">—</text:span>прыжком<text:span text:style-name="T84">—</text:span>с лицом невыносимой красоты, <text:span text:style-name="T245">прекрасный Змий, кольца его сплетают радугу небес—в несомненные кости страха—</text:span></text:p>
      <text:p text:style-name="P92">Не иди домой средь ночи по пуст<text:span text:style-name="T246">ы</text:span>м пол<text:span text:style-name="T246">ям</text:span>. <text:span text:style-name="T247">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93">Это вопрос нескольких недель, <text:span text:style-name="T248">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94">Умрёт ли Блисеро,<text:span text:style-name="T4"> нет пожалуйста не дай ему умереть</text:span>…. <text:span text:style-name="T249">(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95">Это ещё какая-то игра, <text:s/>наверное, ещё один повод для порки? <text:span text:style-name="T250">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20">посвящены</text:span><text:span text:style-name="T250">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96">Со своим приближением к этому, взятый внутрь снова и снова, Готфрид может лишь держаться открытым, расслабить сфинктер своей души….</text:p>
      <text:p text:style-name="P97"><text:soft-page-break/><text:span text:style-name="T84">– </text:span>А иногда я мечтаю об открытии края Света. Обнаружить что край <text:span text:style-name="T4">есть</text:span>. <text:span text:style-name="T251">Моя горная горечавка знала всегда. Но мне это обошлось так дорого.</text:span></text:p>
      <text:p text:style-name="P98">Америка <text:span text:style-name="T4">была</text:span> краем свет<text:span text:style-name="T252">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99">В Азию, Африку, Америндию, Океанию Европа явилась Европа и установила <text:span text:style-name="T253">свою </text:span>власть <text:span text:style-name="T253">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21">одна лишь</text:span><text:span text:style-name="T253">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21">единой с</text:span><text:span text:style-name="T253">….</text:span></text:p>
      <text:p text:style-name="P100">Закончился ли один цикл и теперь готов начаться новый? <text:span text:style-name="T254">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22">постоянный риск упасть</text:span><text:span text:style-name="T254">.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101">Хотел бы я обрести всё это. <text:span text:style-name="T255">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102">Связи на которые они рассчитывали <text:span text:style-name="T256">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23"> глупую чистоту</text:span><text:span text:style-name="T256"> в твоих глазах… когда я вижу тебя на утренних и вечерних построениях, таким </text:span><text:soft-page-break/><text:span text:style-name="T256">открытым, таким готовым вобрать мою болезнь и дать приют ей, приютить внутри твоей ни о чём не ведающей любви….</text:span></text:p>
      <text:p text:style-name="P43">– <text:span text:style-name="T257">Твоей любви,</text:span>– <text:span text:style-name="T257">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44">– <text:span text:style-name="T258">Я хочу вырваться</text:span>—<text:span text:style-name="T258">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103">Готфрид стоит на коленях, немо, в ожидании. <text:span text:style-name="T24">Блисеро смотрит на него</text:span><text:span text:style-name="T259">.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Блисеро всегда принимал решения. </text:span><text:span text:style-name="T24">Почему он вдруг спрашивает</text:span><text:span text:style-name="T259">….</text:span></text:p>
      <text:p text:style-name="P104">На этом-то всё и держится. Коридоры рутины, <text:span text:style-name="T260">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104"><draw:frame draw:style-name="fr1" draw:name="Image11" text:anchor-type="paragraph" svg:width="6.9252in" svg:height="0.3661in" draw:z-index="0"><draw:image xlink:href="Pictures/1000000000000B720000009B428C9716555D8079.png" xlink:type="simple" xlink:show="embed" xlink:actuate="onLoad" loext:mime-type="image/png"/></draw:frame></text:p>
      <text:p text:style-name="P105">Вот <text:span text:style-name="T264">он</text:span> Енцин, гонит свою новенькую ракету сквозь ночь. <text:span text:style-name="T261">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106">Это 00001, <text:span text:style-name="T262">вторая в своей серии.</text:span></text:p>
      <text:p text:style-name="P108">Русские репродукторы через Эльбу обращались к тебе. <text:span text:style-name="T263">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text:span><text:soft-page-break/><text:span text:style-name="T263">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111">Но молодые люди все постарели и мало осталось цвета в этой сцене… <text:span text:style-name="T265">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91">перемены с Ракето-</text:span><text:span text:style-name="T92">модификациями: </text:span><text:span text:style-name="T93">не более чем производные, вообще-то, </text:span><text:span text:style-name="T94">от приёмов, с помощью которых </text:span><text:span text:style-name="T95">Констанс Бабингтон-Смит и </text:span><text:span text:style-name="T96">её коллега Р.А.Ф. Медменхэм </text:span><text:span text:style-name="T97">раскрыли Ракету по развед-аэроснимкам <text:s/>1943-</text:span><text:span text:style-name="T98">го над Пенемюнде. </text:span></text:p>
      <text:p text:style-name="P112"><text:span text:style-name="T98">Н</text:span><text:span text:style-name="T87">о вспомни, любили </text:span><text:span text:style-name="T99">ли вы </text:span><text:span text:style-name="T87">это. </text:span><text:span text:style-name="T99">Если да, </text:span><text:span text:style-name="T100">то </text:span><text:span text:style-name="T99">как вы это любили. </text:span><text:span text:style-name="T100">И насколько—</text:span><text:span text:style-name="T101">ведь вы привыкли спрашивать «насколько», </text:span><text:span text:style-name="T102">привыкли измерять, сравнивать замеры, </text:span><text:span text:style-name="T103">вставлять их в формулы для определения <text:s/>сколько бол</text:span><text:span text:style-name="T104">ь</text:span><text:span text:style-name="T103">ше</text:span><text:span text:style-name="T101">, <text:s/></text:span><text:span text:style-name="T104">сколько чего, сколько когда… </text:span><text:span text:style-name="T105">а здесь в вашем общем движении к морю </text:span><text:span text:style-name="T106">чувствуй сколько хочешь </text:span><text:span text:style-name="T107">ту тёмную двусмысленную любовь, которая ещё и стыд, </text:span><text:span text:style-name="T108">бравада, инженерская геополитика—«</text:span><text:span text:style-name="T109">сферы влияния» св</text:span><text:span text:style-name="T110">е</text:span><text:span text:style-name="T109">дённые к </text:span><text:span text:style-name="T110">торусам радиуса действия Ракеты, </text:span><text:span text:style-name="T111">что параболичны в сечении…</text:span></text:p>
      <text:p text:style-name="P113"><text:span text:style-name="T112">...не, как могло бы нам представляться, ограничены снизу линией Земли «</text:span><text:span text:style-name="T113">с которой поднимается» и Земли «в которую ударяет» </text:span><text:span text:style-name="T114">Но Ведь Ты В Самом Деле Не Думал Что Так Правда Же </text:span><text:span text:style-name="T115">Конечно Она Начинается Неизмеримо Под Землёй </text:span><text:span text:style-name="T116">И Уходит Неизмеримо Обратно В Землю </text:span><text:span text:style-name="T117">нам позволено видеть всего лишь пик, отрыв от </text:span><text:span text:style-name="T118">поверхности, из другого молчащего мира, </text:span><text:span text:style-name="T119">резко (реактивный самолёт срывающийся в сверхзвуковую скорость, через сколько-то лет космический крпаль срывающийся в сверхсветовую) </text:span><text:span text:style-name="T120">Помни Пароль В Зоне На Этой Неделе </text:span><text:span text:style-name="T121">Б</text:span><text:span text:style-name="T120">ЫСТРЕЕ</text:span><text:span text:style-name="T90">—</text:span><text:span text:style-name="T121">Ч</text:span><text:span text:style-name="T120">ЕМ </text:span><text:span text:style-name="T121">С</text:span><text:span text:style-name="T120">ВЕРХСВЕТОВАЯ По Ходу Голос Ускоряется В Разы</text:span><text:span text:style-name="T90">—</text:span><text:span text:style-name="T121">Линейные Исключения Лишь Для Случаев Жалоб На Верхние Дыхательные, </text:span><text:span text:style-name="T122">на каждом из «концов», пойми, </text:span><text:span text:style-name="T123">огромная передача энергии: </text:span><text:span text:style-name="T124">прорыв вверх в этот мир, </text:span><text:span text:style-name="T125">в контролируемое горение</text:span><text:span text:style-name="T90">—</text:span><text:span text:style-name="T126">прорыв вниз снова, </text:span><text:span text:style-name="T127">неконтролируемый взрыв… </text:span><text:span text:style-name="T128">это отсутствие симметрии ведё</text:span><text:span text:style-name="T131">т</text:span><text:span text:style-name="T128"> к предположению </text:span><text:span text:style-name="T129">о наличии, подобно Эфиру, </text:span><text:span text:style-name="T130">потоков во времени, подобных потокам Эфира в прост</text:span><text:span text:style-name="T131">р</text:span><text:span text:style-name="T130">анстве. </text:span><text:span text:style-name="T132">Предположение Вакуума во времени вело к обособлению нас друг от друга. </text:span><text:span text:style-name="T133">Но море Эфира несущее нас из-мира-в-мир может вернуть нас к неразрывности, </text:span><text:span text:style-name="T134">открыть нам более благоприятную вселенную, более вольную….</text:span></text:p>
      <text:p text:style-name="P114"><text:span text:style-name="T134">Т</text:span><text:span text:style-name="T87">ак что да да, тут покатила схоластика, космология состояний Ракеты… </text:span><text:span text:style-name="T135">это Ракета уводит на такой путь</text:span><text:span text:style-name="T90">—</text:span><text:span text:style-name="T136">из всех прочих</text:span><text:span text:style-name="T90">—</text:span><text:span text:style-name="T137">мимо этих видимых извивов змея, что </text:span><text:span text:style-name="T138">всхлёстываются </text:span><text:span text:style-name="T139">над поверхностью Земли радужным светом, </text:span><text:span text:style-name="T140">в стальных судорогах… </text:span><text:span text:style-name="T141">эти шторма, это всё в недрах </text:span><text:soft-page-break/><text:span text:style-name="T141">Земли о чём нам никогда не говорилось… </text:span><text:span text:style-name="T142">мимо них, через стремительность, </text:span><text:span text:style-name="T143">в исчисляемый космос, </text:span><text:span text:style-name="T144">причудливый обшитый панелями коричневого дерева, Викторианский </text:span><text:span text:style-name="T145">вид Войны Мозгов, как между кватернионами и векторным анализом в 1880-е</text:span><text:span text:style-name="T90">—</text:span><text:span text:style-name="T146">ностальгия по Эфиру, серебряным, маятниковым, </text:span><text:span text:style-name="T137"><text:s/></text:span><text:span text:style-name="T147">камне-основанным, </text:span><text:span text:style-name="T148">исчечено-латунным, филигранным, элегантно функциональным </text:span><text:span text:style-name="T149">формам наших дедушек. </text:span><text:span text:style-name="T150">Со всеми оттенками сепии, разумеется. </text:span><text:span text:style-name="T151">Но Ракета должна быть множеством всего, </text:span><text:span text:style-name="T152">должна </text:span><text:span text:style-name="T153">с</text:span><text:span text:style-name="T152">оответствовать </text:span><text:span text:style-name="T153">всевозможным формам в снах тех, кто входил в контакт с нею</text:span><text:span text:style-name="T90">—</text:span><text:span text:style-name="T154">в бою, в туннеле, на бумаге</text:span><text:span text:style-name="T90">—</text:span><text:span text:style-name="T155">она должна выстоять перед ересями сияющей, не сбиваемой с толку… </text:span><text:span text:style-name="T156">а еретики непременно будут: </text:span><text:span text:style-name="T157">Гностики </text:span><text:span text:style-name="T158">притянутые порывом ветра и огня в палаты Ракето-трона… </text:span><text:span text:style-name="T159">Каббалисты, что изучают Ракету словно Тору, </text:span><text:span text:style-name="T160">букву за буквой</text:span><text:span text:style-name="T90">—</text:span><text:span text:style-name="T161">заклёпк</text:span><text:span text:style-name="T162">и</text:span><text:span text:style-name="T161">, чаша горел</text:span><text:span text:style-name="T162">ки и латунная роза</text:span><text:span text:style-name="T161">, </text:span><text:span text:style-name="T163">её текст для их перестановок и изыскания новых откровений, </text:span><text:span text:style-name="T164">непрестанно раскрывающихся всё дальше и дальше… </text:span><text:span text:style-name="T165">Манихейцы, различающие две Ракеты, добра и зла, </text:span><text:span text:style-name="T166">что говорят вместе священной идиолалией</text:span><text:span text:style-name="T161"> </text:span><text:span text:style-name="T166">Первобытных Близнецов </text:span><text:span text:style-name="T167">(некоторые утверждают что их имена Енцин и Блисеро) </text:span><text:span text:style-name="T168">про добрую Ракету, что </text:span><text:span text:style-name="T169">понесёт</text:span><text:span text:style-name="T168"> нас </text:span><text:span text:style-name="T169">к звёздам, и про злую Ракету для самоубийства Мира, </text:span><text:span text:style-name="T170">обе в вечной борьбе.</text:span></text:p>
      <text:p text:style-name="P115"><text:span text:style-name="T170">Н</text:span><text:span text:style-name="T87">о еретики эти будут отыскиваться и </text:span><text:span text:style-name="T171">владычество молчания расти с падением каждого из них… </text:span><text:span text:style-name="T172">их </text:span><text:span text:style-name="T88">всех</text:span><text:span text:style-name="T172"> отыщут. </text:span><text:span text:style-name="T173">Для каждого будет его персональная Ракета. </text:span><text:span text:style-name="T174">В её программу отыскания цели буд</text:span><text:span text:style-name="T175">у</text:span><text:span text:style-name="T174">т загружен</text:span><text:span text:style-name="T175">ы</text:span><text:span text:style-name="T174"> его </text:span><text:span text:style-name="T175">ЭЭГ, </text:span><text:span text:style-name="T176">всплески и шумы его </text:span><text:span text:style-name="T177">пульса, призрачные </text:span><text:span text:style-name="T178">цветы личного инфракрасного, </text:span><text:span text:style-name="T179">каждая Ракета будет знать своего предназначенного и охотиться за ним, </text:span><text:span text:style-name="T180">преследовать его зелёно-лакированная и молчаливая охотничья собака, </text:span><text:span text:style-name="T181">по нашему Миру, </text:span><text:span text:style-name="T182">блестящая и заострённая в небе за его спиной, </text:span><text:span text:style-name="T183">его хранитель-палач мчащий следом, мчащий </text:span><text:span text:style-name="T89">всё ближе….</text:span></text:p>
      <text:p text:style-name="P219">Задачи таковы. <text:span text:style-name="T266">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220">00001 перевозится разобранной, <text:s/>секциям<text:span text:style-name="T267">и—боеголовка, управление, баки горючего и окислителя, хвостовая секция. Если смогут доставить к месту пуска, придётся собирать там. </text:span></text:p>
      <text:p text:style-name="P221">– <text:span text:style-name="T268">Покажи мне общество, что ни разу не говорило «я создано среди людей»,</text:span>– <text:s/><text:span text:style-name="T268">Кристиан шагает с Енциным в полях повыше привала,</text:span>– «<text:span text:style-name="T268">чтобы защитить каждого из вас от насилия, дать убежище в час катастрофы», но Енцин, какая там защита? Что может защитить нас от этого?</text:span>– <text:span text:style-name="T269">указывает в </text:span><text:soft-page-break/><text:span text:style-name="T269">долину на жёлто-серые сети маскировки, рентгеноглазые для единственно этого путешествия, видят насквозь….</text:span></text:p>
      <text:p text:style-name="P248">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222">– <text:span text:style-name="T270">Это приходит как Откровение. Показывает, что никакое общество не может защитить, никогда не могло</text:span>—<text:span text:style-name="T271">такая же глупость как щиты из бумаги….</text:span>— <text:span text:style-name="T272">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273">Они лишь говорят «любовь»</text:span>—<text:span text:style-name="T273">и за это мы должники Их? Разве могут Они уберечь нас хотя бы от простуды? От вшей, от одиночества? Хот от </text:span><text:span text:style-name="T25">чего-нибудь</text:span><text:span text:style-name="T273">?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223">– <text:span text:style-name="T274">Сходится,</text:span>–<text:span text:style-name="T274"> кивает Кристиан.</text:span>– <text:span text:style-name="T274">Это про нас.</text:span>– <text:span text:style-name="T274">Он не взглядывает на Енцина для подтверждения, при этом.</text:span></text:p>
      <text:p text:style-name="P223">– <text:span text:style-name="T274">Да.</text:span></text:p>
      <text:p text:style-name="P223">– <text:span text:style-name="T274">Тогда… в отсутствие веры…</text:span></text:p>
      <text:p text:style-name="P245">В одну из ночей, под дождём, их лагерь-корраль остановился на ночёвку в брошенном исследовательском центре, <text:span text:style-name="T275">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224">– <text:span text:style-name="T276">Кто станет воевать за пустыню?</text:span>– <text:span text:style-name="T276">хочет знать Катье. На ней зелёный дождевик с капюшоном, по виду был бы велик даже Енцину.</text:span></text:p>
      <text:p text:style-name="P246">Кристиан сидит на корточках глядя вверх на <text:span text:style-name="T277">бледную дугу рефлектора, у основания которого они собрались, в дождь, курят вместе, на минуту отделившись от перехода,– «не за. Он говорит ‘в’»</text:span></text:p>
      <text:p text:style-name="P247">Впоследствие меньше хлопот, если исправляешь Тексты <text:span text:style-name="T278">как только они <text:s/>произнесены. «Спасибо»,– <text:s/>грит Оберст Енцин.</text:span></text:p>
      <text:p text:style-name="P249">Метров за сто дальше, ссутулившись в другом параболоиде, за ними наблюдает <text:span text:style-name="T279">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text:span><text:soft-page-break/><text:span text:style-name="T279">калачиком в доходном грехе. Ожидать чего-то большего, или меньшего, от Зоны, значит переть против условий Сотворения.</text:span></text:p>
      <text:p text:style-name="P250">Когда Енцин <text:span text:style-name="T280">едет </text:span>в передней машине <text:span text:style-name="T280">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251"><text:span text:style-name="T281">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26">изморось облепляет чёрное лицо крупными каплищами, </text:span><text:span text:style-name="T282">так вода пристаёт к чёрному гриму, но не <text:s/>к Иреро коже—</text:span></text:p>
      <text:p text:style-name="P225">– <text:span text:style-name="T283">Получится тут развернуться?</text:span>– <text:span text:style-name="T283">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226">– <text:span text:style-name="T284">Блядь,</text:span>– <text:span text:style-name="T285">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227">– <text:span text:style-name="T286">Тут.</text:span>– <text:span text:style-name="T286">Возле дороги тело навзничь. Это Мечислав Омузире с тяжёлым ранением головы.</text:span>– <text:span text:style-name="T287">Заберём его, давай.</text:span>– <text:span text:style-name="T287">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228">– <text:span text:style-name="T288">Там так и ехать туда </text:span><text:span text:style-name="T27">задом</text:span><text:span text:style-name="T288">?</text:span></text:p>
      <text:p text:style-name="P229">– <text:span text:style-name="T289">Миномётный огонь был?</text:span></text:p>
      <text:p text:style-name="P229">– <text:s/><text:span text:style-name="T289">После стрельбы? Нет.</text:span></text:p>
      <text:p text:style-name="P230">– <text:span text:style-name="T290">Андреас, значит справился.</text:span></text:p>
      <text:p text:style-name="P231">– <text:s/><text:span text:style-name="T291">О, с ними всё будет в порядке, Нгуарореруе. Я беспокоюсь про </text:span><text:span text:style-name="T28">нас</text:span><text:span text:style-name="T291">.</text:span></text:p>
      <text:p text:style-name="P252">Орут<text:span text:style-name="T309">й</text:span>ене убит. Окандио, Екори, Омузире ранены, <text:span text:style-name="T294">состояние Екори критическое. Нападали белые.</text:span></text:p>
      <text:p text:style-name="P232">– <text:span text:style-name="T292">Сколько.</text:span></text:p>
      <text:p text:style-name="P233">– <text:span text:style-name="T293">С дюжину, наверное.</text:span></text:p>
      <text:p text:style-name="P234">– <text:span text:style-name="T294">Мы не можем рассчитывать на безопасный периметр,</text:span>– <text:span text:style-name="T295">сине-белый фонарик разливает эллипс-в-параболу по вздрагивающей карте,</text:span>– <text:span text:style-name="T296">до Брауншвига. Если он ещё там.</text:span>– Дождь<text:span text:style-name="T297"> бьёт по карте громкими шлепками.</text:span></text:p>
      <text:p text:style-name="P235">– <text:span text:style-name="T298">Где железная дорога?</text:span>– <text:span text:style-name="T298">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253">Люди подходят свалить свои пожитки рядом с тягачом-подъёмником ракеты. <text:span text:style-name="T299">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text:span><text:soft-page-break/><text:span text:style-name="T299">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253"><text:span text:style-name="T300">Андреас сидит болтая ногами и бьёт в задний борт </text:span><text:span text:style-name="T29">бам… бам</text:span><text:span text:style-name="T300">… сигнал к выступлению. Енцин вопросительно смотрит вверх. Андреас хочет сказать что-то. Наконец: «Кристиан идёт с тобой, значит?»</text:span></text:p>
      <text:p text:style-name="P236">– <text:span text:style-name="T301">И что?</text:span>– <text:span text:style-name="T301">Помаргивает из-под бровей в капельках дождя.</text:span>– <text:span text:style-name="T301">О, ради Бога, Андреас.</text:span></text:p>
      <text:p text:style-name="P236">– <text:span text:style-name="T301">А? Отводящим тоже ведь надо прорваться, верно?</text:span></text:p>
      <text:p text:style-name="P237">– <text:span text:style-name="T302">Слушай, бери его с собой, если хочешь.</text:span></text:p>
      <text:p text:style-name="P238">– <text:span text:style-name="T303">Я просто хотел узнать,</text:span>– <text:span text:style-name="T303">Андреас пожимает плечами,</text:span>– <text:span text:style-name="T304">на чём остановились.</text:span></text:p>
      <text:p text:style-name="P239">– <text:span text:style-name="T305">Мог бы меня спросить. Ни на чём не «останавливались».</text:span></text:p>
      <text:p text:style-name="P254">Енцин опускается на колени и начинает поднимать увесистое железо заднего борта. <text:span text:style-name="T306">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255">Чвак, чвак, ммм, добрый вечер дамы, красиво получилось это плетение Любика, как голова Мечислава, <text:span text:style-name="T307">могу поспорить они ошалели, как увидали, что пули </text:span><text:span text:style-name="T31">рекошет</text:span><text:span text:style-name="T32">ят</text:span><text:span text:style-name="T31"> </text:span><text:span text:style-name="T30">от неё</text:span><text:span text:style-name="T307">!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30">это</text:span><text:span text:style-name="T307"> тут кто— </text:span></text:p>
      <text:p text:style-name="P256">Это Джозеф Омбигди, вот кто, <text:span text:style-name="T308">предводитель Пустых. Но пока он перестал улыбаться, целых пару секунд, Енцин думал это дух Орутйене. «Говорят ребёнок Окандио тоже убит».</text:span></text:p>
      <text:p text:style-name="P240">– <text:span text:style-name="T310">Зря говорят.</text:span>– <text:span text:style-name="T310">Чвак.</text:span></text:p>
      <text:p text:style-name="P240">– <text:span text:style-name="T310">Она была моей первой попыткой не допустить рождения.</text:span></text:p>
      <text:p text:style-name="P241">– <text:span text:style-name="T310">Тогда ты до смерти заинтересованное лицо,</text:span>– <text:span text:style-name="T311">чвак, чввак. О знает, что это не так, но <text:s/>этот человек его раздражает.</text:span></text:p>
      <text:p text:style-name="P242">– <text:span text:style-name="T312">Самоубийство это свобода доступная даже самым приниженным. Но ты отказал бы в этой свободе людям.</text:span></text:p>
      <text:p text:style-name="P243">– <text:span text:style-name="T313">Хватит идеологии. Скажи-ка лучше, когда твой друг Оуруру собирается выкатить генератор ЖК. Или меня ждёт милый сюрприз в Гамбурге.</text:span></text:p>
      <text:p text:style-name="P244">– <text:span text:style-name="T314">Хорошо, хватит идеологии. Ты бы отказал своему народу в свободе, которая <text:s/></text:span><text:span text:style-name="T33">тебя</text:span><text:span text:style-name="T314"> даже есть, Оберст Нгуарореруе.</text:span>– <text:span text:style-name="T315">Опять улыбается как призрак человека погибшего этой ночью. Выискивает место, прощупывает что? Что? Хочет сказать этим </text:span><text:span text:style-name="T34">что,</text:span><text:span text:style-name="T315"> Оберст? Пока не видит усталость в лице Енцина и понимает, что это не подвох. </text:span>– <text:span text:style-name="T316">Свобода, которую ты скоро можешь получить. Я слышу как душа твоя говорит во сне. Я знаю тебя как никто.</text:span></text:p>
      <text:p text:style-name="P257">Чвак, чвак, о я должен дать ему список <text:span text:style-name="T317">вахт</text:span>, не так ли. <text:span text:style-name="T318">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text:span><text:soft-page-break/><text:span text:style-name="T318">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35">передаётся</text:span><text:span text:style-name="T318">,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258">Остальные, кто всю дорогу думали <text:span text:style-name="T319">пойдёт ли Енцин </text:span><text:span text:style-name="T36">вообще</text:span><text:span text:style-name="T319">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259">Толстый малыш Людвиг белый светлячок в тумане. <text:span text:style-name="T320">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259"><draw:frame draw:style-name="fr1" draw:name="Image12" text:anchor-type="paragraph" svg:width="6.9252in" svg:height="0.3661in" draw:z-index="1"><draw:image xlink:href="Pictures/1000000000000B720000009B428C9716555D8079.png" xlink:type="simple" xlink:show="embed" xlink:actuate="onLoad" loext:mime-type="image/png"/></draw:frame></text:p>
      <text:p text:style-name="P260">Это мост над потоком. Очень редко кто-нибудь проезжает <text:span text:style-name="T321">над головой</text:span>. <text:span text:style-name="T322">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37">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323">.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38">Хороший рисунок! Закончи!</text:span><text:span text:style-name="T323"> А под этим, другим почерком, </text:span><text:span text:style-name="T38">Он ЗАКОНЧЕН, ты, придурок. И ты тоже.</text:span><text:span text:style-name="T323"> Рядом, на Немецком, </text:span><text:span text:style-name="T38">Я любил тебя Лизель всем своим сердцем</text:span><text:span text:style-name="T323">—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38">RAT</text:span><text:span text:style-name="T323">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261">Он сидит над потоком, не удручённый, не упокоенный, просто ждёт. <text:span text:style-name="T324">Пассивный соленоид в ожидании подключения. На её шаг, олова его подымается и он видит её. Она первое существо с </text:span><text:soft-page-break/><text:span text:style-name="T324">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39">его</text:span><text:span text:style-name="T324"> глаза, Восточные и плывучие, хотя они были всего лишь прочерчены по глине её длинным ногтем, было таким:</text:span></text:p>
      <text:p text:style-name="P262">Пусть он будет слеп теперь ко всем кроме меня. <text:span text:style-name="T325">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263">Секрет в сосредоточенности. <text:span text:style-name="T326">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264">Позже она разламывает кусок волшебного хлеба пополам и съедает одну часть. Другая для Чичерина. </text:p>
      <text:p text:style-name="P265">Он принимает сейчас этот хлеб. Поток течёт. <text:span text:style-name="T327">Щ</text:span>ебеч<text:span text:style-name="T327">е</text:span>т <text:span text:style-name="T327">птица</text:span>. <text:s/></text:p>
      <text:p text:style-name="P266">Ближе к ночи , <text:span text:style-name="T328">л</text:span>юбовники лежат голыми <text:span text:style-name="T328">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267">Это магия. <text:span text:style-name="T329">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267"><draw:frame draw:style-name="fr1" draw:name="Image13" text:anchor-type="paragraph" svg:width="6.9252in" svg:height="0.3661in" draw:z-index="2"><draw:image xlink:href="Pictures/1000000000000B720000009B428C9716555D8079.png" xlink:type="simple" xlink:show="embed" xlink:actuate="onLoad" loext:mime-type="image/png"/></draw:frame></text:p>
      <text:p text:style-name="P268">Нынче ород до того вырос в высоту, что лифты оснащены для долгого пути, <text:span text:style-name="T330">с залами внутри: набивные кресла и скамьи, бары лёгкой закуски, газетные киоски, где моешь пролистать целый номер журнала </text:span><text:span text:style-name="T40">Life</text:span><text:span text:style-name="T330">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text:span><text:soft-page-break/><text:span text:style-name="T330">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40">аххх</text:span><text:span text:style-name="T330">!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40">форма</text:span><text:span text:style-name="T330">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40">занятых</text:span><text:span text:style-name="T330">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40">Полевая Служба</text:span><text:span text:style-name="T330">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40">Der Veld</text:span><text:span text:style-name="T330">).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269"/>
      <text:p text:style-name="P283">Но горше, чем Мамины слёзы,</text:p>
      <text:p text:style-name="P283">Порка от Мамки моей...</text:p>
      <text:p text:style-name="P107"/>
      <text:p text:style-name="P116">с прекрасно скоординированным покручиванием затем каждой парой половинок зада <text:span text:style-name="T331">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45">– <text:span text:style-name="T332">Невозможно разве,</text:span>– <text:span text:style-name="T332">шепчет Танац,</text:span>– <text:span text:style-name="T332">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117">Людвиг отводит свой довольно жирный зад под рукой Танаца. У обоих имеются периметры, которые им не положено пересекать. <text:span text:style-name="T333">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46">– <text:span text:style-name="T334">Кто это сказал?</text:span></text:p>
      <text:p text:style-name="P47">– <text:span text:style-name="T334">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41">такого</text:span><text:span text:style-name="T334">?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41">любого</text:span><text:span text:style-name="T334"> вида. Ей </text:span><text:soft-page-break/><text:span text:style-name="T334">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118">Это Садо-анархизм, <text:span text:style-name="T335">и Танац его ведущий теоретик в Зоне в наши дни. </text:span></text:p>
      <text:p text:style-name="P119">Вот и Люнебург Хит, наконец. <text:span text:style-name="T336">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120">Помнишь историю про малыша, который терпеть не мо<text:span text:style-name="T337">жет</text:span> креплах? <text:span text:style-name="T338">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42">готовите</text:span><text:span text:style-name="T338">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42">креплах</text:span><text:span text:style-name="T338">!»</text:span></text:p>
      <text:p text:style-name="P121">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339">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43">на сборке его времени</text:span><text:span text:style-name="T339">—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48">– <text:span text:style-name="T340">Никогда не было никакого Д-ра Джамфа,</text:span>– <text:span text:style-name="T340">выразил своё мнение всемирно известный аналитик Мики Вакстри-Вакстри,</text:span>– <text:span text:style-name="T341">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49">– <text:span text:style-name="T342">Эти ранние Американцы, по своему, были захватывающей комбинацией незрелого поэта и психического калеки….</text:span></text:p>
      <text:p text:style-name="P50">– <text:span text:style-name="T343">Нас никогда не интересовал Слотроп </text:span><text:span text:style-name="T44">qua</text:span><text:span text:style-name="T343"> Слотроп,</text:span>– <text:span text:style-name="T344">представитель Противодействия признал едавно в интервью для </text:span><text:span text:style-name="T45">Журнал Уолл-Стрит</text:span><text:span text:style-name="T344">.</text:span></text:p>
      <text:p text:style-name="P122">Интервьюер: Вы имеете ввиду, стало быть, что он был скорее точкой объединения.</text:p>
      <text:p text:style-name="P123"><text:soft-page-break/>Представитель: Нет, даже и не это. <text:span text:style-name="T345">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46">в точности</text:span><text:span text:style-name="T345">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46">тогда</text:span><text:span text:style-name="T345">—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133">Мы пили кровь наших врагов. Кровь наших друзей мы лелеяли.]</text:p>
      <text:p text:style-name="P123"/>
      <text:p text:style-name="P276">Экспонат Т-1706.31, Фрагмент Нижней Рубахи, Принадлежность Флота США, <text:span text:style-name="T346">с коричневым пятном, предположительно крови, от низа слева к верху справа.</text:span></text:p>
      <text:p text:style-name="P107"/>
      <text:p text:style-name="P124">Не включён в Книгу Памятных Вещей в данном примечании. Кусок ткани был дан Слотропу Моряком Бодвайном, однажды ночью в Баре Чикаго. <text:span text:style-name="T347">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124"/>
      <text:p text:style-name="P277">На прошлой неделе я бросил тортом в чью-то Маму,</text:p>
      <text:p text:style-name="P277">На прошлой недели устроил гулянку себе по уму,</text:p>
      <text:p text:style-name="P277">Последнее, что помню, <text:span text:style-name="T348">6:02 верезжал над моей головой,</text:span></text:p>
      <text:p text:style-name="P278"><text:soft-page-break/>А мож<text:span text:style-name="T86">’ </text:span>то был<text:span text:style-name="T86">’ </text:span>уж<text:span text:style-name="T86">’ </text:span>11:59…</text:p>
      <text:p text:style-name="P278"/>
      <text:p text:style-name="P279">[Припев]:</text:p>
      <text:p text:style-name="P279"/>
      <text:p text:style-name="P279">Слишком много закрытых на цепь оград вечерами,</text:p>
      <text:p text:style-name="P279">Слишком много людей дрожат по<text:span text:style-name="T349">д</text:span> дождём,</text:p>
      <text:p text:style-name="P280">Мне сказали, ты всё же заводишь ребёнка,</text:p>
      <text:p text:style-name="P281">И вряд ли когда я останусь с тобою вдвоём.</text:p>
      <text:p text:style-name="P281">Иногда мне охота обратно на север,</text:p>
      <text:p text:style-name="P281">Иногда на восток мне охота проведать родню…</text:p>
      <text:p text:style-name="P282">Порой я уверен, что мог бы почти быть счастливым</text:p>
      <text:p text:style-name="P282">Если б знал, ты меня вспоминаешь, хоть раз на дню….</text:p>
      <text:p text:style-name="P107"/>
      <text:p text:style-name="P125">У Бодвайна есть пищик-сирена, типа тех ради которых ребятишки отправляют крышки от коробок с кашей, ловко вставленный в его жопу, <text:span text:style-name="T350">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126">Уличные пострелята заняты Рутиной Работящего Эльфа, <text:span text:style-name="T351">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47">Но кто-то же должен держать, не может же это случиться со всеми нами—нет, это было бы уже чересчур...Ракетмэн, Ракетмэн. Бедный ты долбоёб.</text:span></text:p>
      <text:p text:style-name="P51">– <text:span text:style-name="T352">Слушай сюда. Я хочу чтоб ты взял это. Понимаешь? Это тебе.</text:span></text:p>
      <text:p text:style-name="P127">А он вообще может слышать? Может видеть эту тряпку, это пятно?</text:p>
      <text:p text:style-name="P52">– <text:span text:style-name="T353">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48">все</text:span><text:span text:style-name="T353">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48">что-то ещё</text:span><text:span text:style-name="T353">. Что-то <text:s/>должно быть мне нужное… поэтому я отдаю это тебе. Окей? Это кровь Дилинджера тут. Была ещё тёплой когда я собирал. </text:span><text:soft-page-break/><text:span text:style-name="T353">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48">думал</text:span><text:span text:style-name="T353">, раз это ему не мешало? А и не важно почему мы это делаем, тоже. Роки? Да не нужны нам резонные основания, а просто лишь та </text:span><text:span text:style-name="T48">милость</text:span><text:span text:style-name="T353">. Физическая милость чтоб всё срабатывало. Храбрость, мозги, конечно, Окей, но без той милости? Забудь и думать. Ты когда-нибудь</text:span>—<text:span text:style-name="T354">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128">Это не стало последней их встречей, но впоследствии рядом всегда <text:span text:style-name="T355">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129">Они оба чувствуют её отсутствие. <text:span text:style-name="T356">Бодайн вскоре обнаруживает, что его характерно наглый смех, </text:span><text:span text:style-name="T49">хйех, хйех,</text:span><text:span text:style-name="T356"> стал более Немецким, </text:span><text:span text:style-name="T49">тйахц, тйахц</text:span><text:span text:style-name="T356">.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130">Свет в небе натянутый и чистый, в точности ириска после двух первых вытяжек. </text:p>
      <text:p text:style-name="P53">– <text:span text:style-name="T357">Умереть странной смертью,</text:span>– <text:span text:style-name="T358">Гость Слотропа мог к тому времени нацарапать строки углём на стене, голосами в трубе, людскими созданиями на дороге,</text:span>– <text:span text:style-name="T359">цель жизни в том, чтобы умереть странной смертью. Сделать так, что </text:span><text:span text:style-name="T50">как бы она ни нашла тебя</text:span><text:span text:style-name="T359">, нашла бы тебя при очень странных обстоятельствах. Такою жить жизнью….</text:span></text:p>
      <text:p text:style-name="P107"/>
      <text:p text:style-name="P131">Экспонат Т-1729.06, Бутылка содержащая 7 кс Майского вина. Анализ <text:span text:style-name="T360">показывает наличие сушёного ясменника, лимонной и апельсиновой кожуры.</text:span></text:p>
      <text:p text:style-name="P131"/>
      <text:p text:style-name="P132">Веточки ясменника, известного также как Хозяин Лесов, носили ранние воины Тевтоны. Он даёт успех в битве. <text:span text:style-name="T361">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134">Теперь тут только лишь <text:span text:style-name="T362">раскосый кошачий глаз заката <text:s/></text:span>остался <text:span text:style-name="T362">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text:span><text:soft-page-break/><text:span text:style-name="T362">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51">Maitrinke</text:span><text:span text:style-name="T362">,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135">Пусть шеренга <text:span text:style-name="T363">х</text:span>ора выступит героически: <text:span text:style-name="T363">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52">вино</text:span><text:span text:style-name="T363">.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199"><text:span text:style-name="T80">Винная поспешность: винная поспешность смеётся над притяжением, оказываешься под потолком лифта, </text:span><text:span text:style-name="T81">что взмывает </text:span><text:span text:style-name="T75">вверх</text:span><text:span text:style-name="T81"> и уже никак не опуститься. </text:span><text:span text:style-name="T82">Ты разделяешься надвое, на Двух основных, и каждому «я» известно про друго</text:span><text:span text:style-name="T83">е.</text:span></text:p>
      <text:p text:style-name="P144"/>
      <text:p text:style-name="P205"><text:span text:style-name="T83">О</text:span><text:span text:style-name="T79">ккупация Мингборо</text:span></text:p>
      <text:p text:style-name="P136">Грузовики катят подгору, где шоссе Штата сужается, примерно в три часа дня. <text:span text:style-name="T364">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137">Дождя в воздухе прибывает. <text:span text:style-name="T365">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text:span><text:soft-page-break/><text:span text:style-name="T365">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138">Но тут оккупация. Возможно уже запретили детям <text:span text:style-name="T366">срезать напрямик, как и передвижения взрослых. Может уже слишком поздно идти домой.</text:span></text:p>
      <text:p text:style-name="P138"/>
      <text:p text:style-name="P206">Опять в Der Platz</text:p>
      <text:p text:style-name="P139">Густав и Андрэ вернулись из Коксэвена, свинтили мембранодержатель и мембрану из казу <text:span text:style-name="T367">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53">казу</text:span><text:span text:style-name="T367">!</text:span></text:p>
      <text:p text:style-name="P141">Ага, ещё одна странная вещь у казу: поворотная резьба над мембраной в точности такая же как у <text:span text:style-name="T368">патрона </text:span>электролампочки. <text:span text:style-name="T369">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54">казу</text:span><text:span text:style-name="T369">. Ха! Ха! Ха! </text:span><text:span text:style-name="T54">Schadenfreude</text:span><text:span text:style-name="T369">, хуже чем затяжной луковый пердёж, заполоняет комнату.</text:span></text:p>
      <text:p text:style-name="P142">Но <text:s/>лампочка Густава<text:span text:style-name="T84">—</text:span>никто иной как наш друг Байрон<text:span text:style-name="T84">—</text:span>хочет сказать нет, <text:span text:style-name="T370">это вовсе не так, это Казу провозглашает братство со всеми пойманными и угнетёнными электролампами…. </text:span></text:p>
      <text:p text:style-name="P140"><text:s/><text:span text:style-name="T371">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55">Новый Наркотик</text:span><text:span text:style-name="T371">,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55">тебя</text:span><text:span text:style-name="T371">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140"/>
      <text:p text:style-name="P143">ГЕРХАРДТ ФОН ГЁЛЬ АМИТАЛ-НАТРИЕВЫЙ МУДАК!</text:p>
      <text:p text:style-name="P139"><text:soft-page-break/></text:p>
      <text:p text:style-name="P145">А вот он и сам, <text:span text:style-name="T372">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145"/>
      <text:p text:style-name="P207">Таро Вайсмана</text:p>
      <text:p text:style-name="P146">Таро Вайсмана лучше, чем у Слотропа. <text:span text:style-name="T373">Вот настоящие карты, в точной последовательности как они вышли.</text:span></text:p>
      <text:p text:style-name="P147">Сигнификатор: <text:s/>Рыцарь Мечей</text:p>
      <text:p text:style-name="P147">Покрыт: Башней</text:p>
      <text:p text:style-name="P147">Прекрещен: Королевой Мечей</text:p>
      <text:p text:style-name="P147">Венчание: Король Кубков</text:p>
      <text:p text:style-name="P147">Под: Тузом Мечей</text:p>
      <text:p text:style-name="P147">Впереди: 4 Мечей</text:p>
      <text:p text:style-name="P147">Позади: 4 Пентаклов</text:p>
      <text:p text:style-name="P147">Сам: Паж Пентаклов</text:p>
      <text:p text:style-name="P148">Дом: 8 Кубков</text:p>
      <text:p text:style-name="P148">Надежды и Страхи: 2 Мечей</text:p>
      <text:p text:style-name="P149">Что Выйдет: Весь Мир</text:p>
      <text:p text:style-name="P150">Он является сперва в сапогах и знаках различия верхом на чёрной лошади в скачке, что ни он ни конь не могут контролировать, <text:span text:style-name="T374">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151">Он отец, которого тебе никогда не удастся убить до конца. <text:span text:style-name="T375">Эдипова ситуация в Зоне нынче просто ужасна. Никакого благородства. Матери омужичились до состояния старых потёртых </text:span><text:soft-page-break/><text:span text:style-name="T375">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56">они </text:span><text:span text:style-name="T376">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198">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152">Члены Ордена Золот<text:span text:style-name="T379">ист</text:span>ого Рассвета считают, <text:span text:style-name="T377">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153">На Древе Жизни каббалистов, <text:span text:style-name="T378">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154">Но каждая из Сфирот преследуется соответствующим ей <text:span text:style-name="T380">демоном или </text:span>Клипотом. <text:span text:style-name="T381">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57">лучше</text:span><text:span text:style-name="T381"> задумайтесь </text:span><text:span text:style-name="T57">по второму разу</text:span><text:span text:style-name="T381">!). Вороны Смерти отведали теперь Отравы Господа… но в дозах достаточно малых, чтобы не окачурится а поиметь, как от </text:span><text:span text:style-name="T57">Amanita muscaria</text:span><text:span text:style-name="T381">, весьма необычное состояние ума…. Они не имеют официального наименования, но именно они демоны покровители Ракеты.</text:span></text:p>
      <text:p text:style-name="P155">Вайсман перекрещён Королевой его масти. <text:span text:style-name="T382">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text:span><text:soft-page-break/><text:span text:style-name="T382">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156">Сам же, каким Мир его видит: обучающийся наукам юный Паж <text:span text:style-name="T383">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157">Король Кубков, венчающий его надежды, <text:span text:style-name="T384">светловолосый король-интеллектуал.</text:span></text:p>
      <text:p text:style-name="P158">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385">Он почти наверняка там и будет. <text:s/>Ищите повыше, а не внизу. Его будущая карта, карта о том, что будет, это Мир.</text:span></text:p>
      <text:p text:style-name="P158"/>
      <text:p text:style-name="P212">Последняя зелень с Лиловым</text:p>
      <text:p text:style-name="P171">Хит зарастает зелёным с лиловым во всех направлениях, земля и вереск, во <text:s/>всех направлениях, старятсяtoken intellectuals</text:p>
      <text:p text:style-name="P171">Нет. То было весной.</text:p>
      <text:p text:style-name="P171"/>
      <text:p text:style-name="P213">Конь</text:p>
      <text:p text:style-name="P159">В поле, вне поляны и деревьев, последний конь стоит, потускнелый до серебряно-серо<text:span text:style-name="T386">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160">Теперь та жертва стала политическим актом, <text:span text:style-name="T387">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160"/>
      <text:p text:style-name="P208">Исаак</text:p>
      <text:p text:style-name="P161">В одной из Агадских легенд из 4-го примерно столетия <text:span text:style-name="T388">говорится, что </text:span>Исаак, <text:span text:style-name="T388">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162">Другой путь тёмен и женственен, пассивный, <text:span text:style-name="T389">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text:span><text:soft-page-break/><text:span text:style-name="T389">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162"/>
      <text:p text:style-name="P209">Пред-Старт</text:p>
      <text:p text:style-name="P163">Гигантская белая муха: <text:span text:style-name="T390">стоячий член жужжит в белом кружеве, в свернувшейся кров</text:span><text:span text:style-name="T3">и́</text:span><text:span text:style-name="T390"> или сперме. Его гладкие ступни, связаны вместе, в белых атласных тапочках с белыми бантиками. Его красные соск</text:span><text:span text:style-name="T3">и́</text:span><text:span text:style-name="T390">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164"><text:span text:style-name="T391">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58">Liebchen</text:span><text:span text:style-name="T391">.</text:span></text:p>
      <text:p text:style-name="P107"/>
      <text:p text:style-name="P210">Конструкция</text:p>
      <text:p text:style-name="P165">Ему уделили оконце искусственного сапфира <text:span text:style-name="T392">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166">Часть испаряемого кислорода направлена через Imipolex саван Готфрида. <text:span text:style-name="T393">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166"/>
      <text:p text:style-name="P211">Музыка Погони</text:p>
      <text:p text:style-name="P167">И наконец-то, после выдающейся карьеры восклицаний, «Боже мой, мы опоздали!», <text:span text:style-name="T394">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text:span><text:soft-page-break/><text:span text:style-name="T394">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59">слишком</text:span><text:span text:style-name="T394"> поздно.</text:span></text:p>
      <text:p text:style-name="P168">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395">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169">Субмаринер и его многоязычная банда напорятся на неполадки с батареей. <text:span text:style-name="T396">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170">«<text:span text:style-name="T397">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60">Daily Planet</text:span><text:span text:style-name="T397">. </text:span><text:span text:style-name="T60">Да Джимми, должно быть </text:span><text:span text:style-name="T61">в</text:span><text:span text:style-name="T60"> тот день как я столкнулся с той непонятностью, те пара секунд абсолютной загадки… ты знаешь, Джимми, время—время странная штука</text:span><text:span text:style-name="T397">….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172">В эти дни он понимает, что ему просто не хватает собак. <text:span text:style-name="T398">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173">Да, что ж, он экс-учёный теперь, <text:s/><text:span text:style-name="T399">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173"/>
      <text:p text:style-name="P214">Обратный Отсчёт</text:p>
      <text:p text:style-name="P174">Обратный отсчёт каким мы его знаем, 10-9-8-u.s.w., был изобретён Фрицем Лангом в 1929 для Ufa фильма <text:span text:style-name="T4">Die Frau im Mond</text:span>. <text:span text:style-name="T400">Он вставил его в сцену пуска для нагнетания напряжённости. «Это ещё один из моих чёртовых ‘туше’»,– сказал Фриц Ланг. </text:span></text:p>
      <text:p text:style-name="P54">– <text:span text:style-name="T401">В момент Творения,</text:span>– <text:span text:style-name="T401">поясняет представитель Каббалистов Стив Эдельман,</text:span>– <text:span text:style-name="T401">Бог послал пульс энергии в пустоту. Тот вскоре разделился и рассортировался в десять различных сфер или </text:span><text:soft-page-break/><text:span text:style-name="T401">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55">– <text:span text:style-name="T402">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56">– <text:span text:style-name="T403">Некоторые Сефироты активны, или мужские, другие пассивны, или женские, но само Древо является единством коренящимся точно в </text:span><text:span text:style-name="T62">Bodenplatte</text:span><text:span text:style-name="T403">. Это ось определённой Земли, нового рапределения, призванного к жизни Великим Пламенем.</text:span></text:p>
      <text:p text:style-name="P57">– <text:span text:style-name="T404">Но с новой осью, с Землёй крутящейся по-новому,</text:span>– <text:s/><text:span text:style-name="T404">доходит посетителю,</text:span>– <text:span text:style-name="T404">что происходит с астрологией?</text:span></text:p>
      <text:p text:style-name="P58">– <text:span text:style-name="T405">Знаки меняются, идиот,</text:span>– <text:span text:style-name="T405">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406">сирена на улице, реактивный самолёт рокочет на холостом ходу</text:span>—<text:span text:style-name="T407">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59">– <text:span text:style-name="T408">Вот,</text:span>– <text:span text:style-name="T408">вскидывает увесистую проксеренную кипу,</text:span>– <text:span text:style-name="T409">Эфемерис. Основано на новой ротации.</text:span></text:p>
      <text:p text:style-name="P60">– <text:span text:style-name="T410">Вы имеете ввиду кто-то действительно нашёл </text:span><text:span text:style-name="T63">Bodenplatte</text:span><text:span text:style-name="T410">? Полюс?</text:span></text:p>
      <text:p text:style-name="P61">– <text:span text:style-name="T411">Сама дельта-т. Это публиковалось, естественно. Находка «экспедиции Кайзербарт».</text:span></text:p>
      <text:p text:style-name="P175">Псевдоним по всей видимости, всем известно, что Кайзер брил бороду.</text:p>
      <text:p text:style-name="P175"/>
      <text:p text:style-name="P215">Настро<text:span text:style-name="T412">йка</text:span> в Апполонскую Мечту...</text:p>
      <text:p text:style-name="P176">Когда что-то реальное <text:span text:style-name="T414">в</text:span>от-вот произойдёт с тобой, <text:span text:style-name="T413">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176"/>
      <text:p text:style-name="P177">Тут в хвостовой секции 00000, <text:span text:style-name="T415">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178">День снаружи холоден, <text:span text:style-name="T416">а</text:span> жертв<text:span text:style-name="T416">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179">Микрофонные переговоры бубнят в его подключённое ухо. <text:span text:style-name="T417">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180"><text:soft-page-break/>Мягкий запах Imipolex<text:span text:style-name="T86">’</text:span>а, окутывающего его полностью, знаком ему. Его не пугает этот запах. <text:span text:style-name="T418">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180"/>
      <text:p text:style-name="P216">Орфей Опускает Арфу</text:p>
      <text:p text:style-name="P181">Лос-Анжелос (ПНС)<text:span text:style-name="T84">—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182"><text:span text:style-name="T84">– </text:span>Это продолжается с нашего Фестиваля Фильмов Бенгта Экерота / Марии Сазарес,<text:span text:style-name="T84">– </text:span>жалуется Жлаб, <text:span text:style-name="T419">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64">–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183">Менеджер Жлаб слегка морщится: «<text:span text:style-name="T420">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184">Упомянутый им случай всё ещё слушается. Стив Эдельман, бизнесмен из Голливуда, <text:span text:style-name="T421">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62">– <text:span text:style-name="T422">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63"><text:span text:style-name="T423">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424">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64">казу</text:span><text:span text:style-name="T424">, в полном неуважении к Запретам.</text:span></text:p>
      <text:p text:style-name="P65">– <text:span text:style-name="T425">Расслабься,</text:span>– <text:span text:style-name="T425">в глазах Менеджера характерный блеск,</text:span>– <text:span text:style-name="T425">найдётся хорошо охраняемый дом для им всем, в </text:span><text:span text:style-name="T2">О́</text:span><text:span text:style-name="T425">круге Орандж. Как раз возле Диснейленда,</text:span>– <text:span text:style-name="T426">тут делает паузу, в точности как комик в ночном клубе, совсем один в своём дегтярном круге, белом как мел ужасе.</text:span></text:p>
      <text:p text:style-name="P66"><text:soft-page-break/><text:span text:style-name="T427">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428">у, да ладно</text:span>—<text:span text:style-name="T429">БОРЬБА С ОГНЁМ (ОБЫЧНЫМ), БОРЬБА С ОГНЁМ (ЯДЕРНЫМ), БОРЬБА С ОГНЁМ (ВЕЖЛИВО), СОБОРНАЯ АКУСТИКА….</text:span></text:p>
      <text:p text:style-name="P67">– <text:span text:style-name="T430">Нам приходится в общении пользоваться </text:span><text:span text:style-name="T65">определённым</text:span><text:span text:style-name="T430"> кодом,</text:span>– <text:span text:style-name="T431">продолжает Менедер.</text:span>– <text:span text:style-name="T432">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66">какой-то</text:span><text:span text:style-name="T432"> шанс. Не можем же мы отнимать у них надежду, верно?</text:span></text:p>
      <text:p text:style-name="P185">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433">На кажом ветровом стекле и заднем окне светящаяся оранжевая полоса, что прочитывается как ПОХОРОНЫ.</text:span></text:p>
      <text:p text:style-name="P186">Менеджер сейчас сопит. «<text:span text:style-name="T434">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68">– <text:span text:style-name="T435">У меня есть фантазия о том, как я умру. Думаю, что </text:span><text:span text:style-name="T67">они</text:span><text:span text:style-name="T435">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187">Мчась по Голливуд Автостраде, между таинственным прицепом под брезентом и цистерной жидкого водорода гладкой как торпеда, <text:span text:style-name="T436">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188">Обшитые жестью грузовики общественн<text:span text:style-name="T438">ых</text:span> питания крест-накрест после полудня. <text:span text:style-name="T437">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189">Звук сирен застаёт тебя врасплох. <text:span text:style-name="T439">Жлаб смотрит резко в своё зеркало: «Ты не выдерживаешь, нет?»</text:span></text:p>
      <text:p text:style-name="P190">Но звук мощнее, чем у полиции. <text:span text:style-name="T440">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69">– <text:span text:style-name="T441">Не думаю, что это полицейская сирена.</text:span>– <text:span text:style-name="T441">Твоё нутро схватило спазмой, ты тянешься к ручке настройки АМ радио.</text:span>– <text:span text:style-name="T68">Я</text:span><text:span text:style-name="T442"> </text:span><text:span text:style-name="T68">не думаю</text:span>—</text:p>
      <text:p text:style-name="P181"/>
      <text:p text:style-name="P217">Поляна</text:p>
      <text:p text:style-name="P70">– Räumen,– <text:span text:style-name="T443">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text:span><text:soft-page-break/><text:span text:style-name="T443">что всё как надо. Затем он поворачивается и шагает, с размеренной скоростью, к машине управления пуском. </text:span></text:p>
      <text:p text:style-name="P109"><text:span text:style-name="T84">– </text:span><text:span text:style-name="T4">Steuerung klar</text:span>?<text:span text:style-name="T84">– спрашивает он парня за панелью направления.</text:span></text:p>
      <text:p text:style-name="P71">– <text:span text:style-name="T4">Ist klar</text:span>.– <text:span text:style-name="T444">в огоньках от панели лицо Макса твёрдое, упрямое золото.</text:span></text:p>
      <text:p text:style-name="P72">– <text:span text:style-name="T4">Treibwerk klar?</text:span></text:p>
      <text:p text:style-name="P110"><text:span text:style-name="T84">– </text:span><text:span text:style-name="T4">Ist klar</text:span>,<text:span text:style-name="T84">– от Морица от панели двигателя ракеты. В микрофон висящий у него на шее, он передаёт в <text:s/>Комнату Управления,– </text:span><text:span text:style-name="T5"><text:s/>Luftlage klar</text:span><text:span text:style-name="T84">.</text:span></text:p>
      <text:p text:style-name="P110"><text:span text:style-name="T84">– </text:span><text:span text:style-name="T4">Schlüssel auf</text:span><text:span text:style-name="T78"> schiessen</text:span>,<text:span text:style-name="T84">– приказывает Блисеро.</text:span></text:p>
      <text:p text:style-name="P191">Мориц поворачивает главный ключ на ПУСК: «<text:span text:style-name="T4">Schlüssel steht auf </text:span><text:span text:style-name="T78">schiessen</text:span><text:span text:style-name="T77">».</text:span> </text:p>
      <text:p text:style-name="P200">Klar.</text:p>
      <text:p text:style-name="P192">Здесь полагаются затяжные драматические паузы. <text:span text:style-name="T445">Голова Вайсмана должна переполняться последними картинами сливочных ягодиц стиснутых страхом (не обосрался, </text:span><text:span text:style-name="T69">Liebchen</text:span><text:span text:style-name="T445">?)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193"><text:span text:style-name="T84">– </text:span><text:span text:style-name="T4">Durchschalten</text:span>.<text:span text:style-name="T84">– голос Блисеро спокоен и ровен.</text:span></text:p>
      <text:p text:style-name="P73">– <text:span text:style-name="T4">Luftlage klar</text:span>,– <text:span text:style-name="T446">откликается Макс от панели направления.</text:span></text:p>
      <text:p text:style-name="P194">Мориц нажимает кнопку с пометкой <text:span text:style-name="T78">vorstufe</text:span><text:span text:style-name="T77">: «</text:span><text:span text:style-name="T1">Ist durchgeschaltet</text:span><text:span text:style-name="T77">».</text:span></text:p>
      <text:p text:style-name="P218">Пауза в 15 секунд пока кислородный бак набирает давление. </text:p>
      <text:p text:style-name="P218"><text:span text:style-name="T447">Свет вспыхивает на панели Морица.</text:span> </text:p>
      <text:p text:style-name="P200">Entlüftung. «Beluftung klar».</text:p>
      <text:p text:style-name="P201"><text:span text:style-name="T76">Загорается лампа зажигания: </text:span>Zundung. “Zundung klar. </text:p>
      <text:p text:style-name="P195">Затем, <text:span text:style-name="T4">«Vorstufe klar.» Vorstufe</text:span> <text:span text:style-name="T448">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70">Hauptstufe</text:span><text:span text:style-name="T448">.</text:span></text:p>
      <text:p text:style-name="P196">Блисеро мастер. Он с самого начала научился впадать в транс, ожидая миг <text:span text:style-name="T449">озарения, который всегда приходит. Он никогд не говорил об этом вслух. </text:span></text:p>
      <text:p text:style-name="P202"><text:span text:style-name="T84">– </text:span>Hauptstufe.</text:p>
      <text:p text:style-name="P197"><text:span text:style-name="T5">– </text:span><text:span text:style-name="T4">Hauptstufe ist gegeben</text:span>.</text:p>
      <text:p text:style-name="P19">Панель задвинута насовсем.</text:p>
      <text:p text:style-name="P20">Два огонька заморгали. «Stecker 1 und 2 gefallen»,<text:span text:style-name="T84">–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20"/>
      <text:p text:style-name="P203">Взлёт</text:p>
      <text:p text:style-name="P21">Этот взлёт будет выдан Гравитации. <text:span text:style-name="T450">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22">Двигаясь теперь к такому свету где наконец яблоко будет цвета яблока. Нож прорезает яблоко, как нож разрезающий яблоко. <text:span text:style-name="T451">Всё там где оно есть, ничуть не яснее обычного, но конечно более здесь. Так много должно быть оставлено позади теперь, так быстро. Придавленный вниз-и-к-</text:span><text:soft-page-break/><text:span text:style-name="T451">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71">это сделано </text:span><text:span text:style-name="T72">из</text:span><text:span text:style-name="T71"> пощад</text:span><text:span text:style-name="T72">ы</text:span><text:span text:style-name="T71">, Блисеро хотел, чтобы мне было легче, он знал, что я попытаюсь хвататься—держаться за каждый голос, шум или треск</text:span><text:span text:style-name="T451">—</text:span></text:p>
      <text:p text:style-name="P23">Он думает про их любовь в иллюстрациях для детей в <text:span text:style-name="T452">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453">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73">последний раз…</text:span><text:span text:style-name="T453"> <text:s/>ХВАТАЙСЯ когда уже остановится рёв? </text:span><text:span text:style-name="T73">Brennschluss</text:span><text:span text:style-name="T453">, когда бывал </text:span><text:span text:style-name="T73">Brennschluss</text:span><text:span text:style-name="T453">, </text:span><text:span text:style-name="T73">не может чтобы так быстро…</text:span><text:span text:style-name="T453">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73">Streckefuss</text:span><text:span text:style-name="T453">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73">бело что</text:span><text:span text:style-name="T453"> <text:s/>ХВАТАЙСЯ тот пёс был рыжим сеттером, голова последней собаки, добрая псина пришла проводить его </text:span><text:span text:style-name="T73">не могу вспомнить что значит красный</text:span><text:span text:style-name="T453">, голубь за которым он гонялся был шиферно-сизым, но они оба белые теперь рядом с каналом в ту ночь запах деревьев </text:span><text:span text:style-name="T73">о, я не хочу терять ту ночь</text:span><text:span text:style-name="T453">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24">Помни всегда.</text:p>
      <text:p text:style-name="P25">Первая звезда висит у него меж ступней.</text:p>
      <text:p text:style-name="P30">Пора<text:span text:style-name="T84">—</text:span></text:p>
      <text:p text:style-name="P15"/>
      <text:p text:style-name="P204">Спуск</text:p>
      <text:p text:style-name="P26">Ритмичное прихлопыванье отдаётся между этих стен, <text:span text:style-name="T454">которые тверды и блестящи как уголь: Да-</text:span><text:span text:style-name="T74">вай</text:span><text:span text:style-name="T454">! Начи-</text:span><text:span text:style-name="T74">най</text:span><text:span text:style-name="T454">! Да-</text:span><text:span text:style-name="T74">вай</text:span><text:span text:style-name="T454">! Начи-</text:span><text:span text:style-name="T74">най</text:span><text:span text:style-name="T454">!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74">не звезда</text:span><text:span text:style-name="T454">,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27"><text:soft-page-break/>И оно прямо здесь, прямо в этом тёмном и немом кадре, <text:span text:style-name="T455">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28">Остаётся время, если ищете утешения, приконутьс к сидящему рядом, или дотянуться между своих похолоделых ног.. <text:span text:style-name="T456">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28"/>
      <text:p text:style-name="P270">Есть Рука перевернуть время,</text:p>
      <text:p text:style-name="P271"><text:span text:style-name="T457">Что</text:span> в Стекле <text:span text:style-name="T457">течёт сегодня,</text:span></text:p>
      <text:p text:style-name="P272">Покуда свет сравнявший Башни</text:p>
      <text:p text:style-name="P273">Найдёт Отринутых всех до одного…</text:p>
      <text:p text:style-name="P274">Пока Всадники спять у каждой из дорог,</text:p>
      <text:p text:style-name="P274">По всей нашей изувеченной Зоне,</text:p>
      <text:p text:style-name="P274">С лицом на каждом горном склоне</text:p>
      <text:p text:style-name="P274">И с Душою в каждом камешке….</text:p>
      <text:p text:style-name="P29">И теперь вместе<text:span text:style-name="T84">—</text:span></text:p>
      <text:p text:style-name="P15"><draw:frame draw:style-name="fr1" draw:name="Image14" text:anchor-type="paragraph" svg:width="6.9252in" svg:height="0.3661in" draw:z-index="3"><draw:image xlink:href="Pictures/1000000000000B720000009B428C9716555D8079.png" xlink:type="simple" xlink:show="embed" xlink:actuate="onLoad" loext:mime-type="image/png"/></draw:frame></text:p>
      <text:p text:style-name="P15"/>
      <text:p text:style-name="P15"/>
      <text:p text:style-name="P15"/>
      <text:p text:style-name="P2">– </text:p>
      <text:p text:style-name="P1">—</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6T08:44:24.062993492</dc:date>
    <meta:editing-duration>P30DT7H57M58S</meta:editing-duration>
    <meta:editing-cycles>16071</meta:editing-cycles>
    <meta:generator>LibreOffice/6.1.5.2$Linux_X86_64 LibreOffice_project/10$Build-2</meta:generator>
    <meta:document-statistic meta:table-count="0" meta:image-count="4" meta:object-count="0" meta:page-count="30" meta:paragraph-count="285" meta:word-count="16050" meta:character-count="108698" meta:non-whitespace-character-count="92838"/>
  </office:meta>
</office:document-meta>
</file>